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056cm" fo:min-width="4.5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3cm" fo:min-width="4.5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092cm" fo:min-width="4.6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252cm" fo:min-width="4.5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2.865cm" fo:min-width="4.7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777cm" fo:min-width="4.5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6cm" fo:min-width="4.5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854cm" fo:min-width="4.5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583cm" fo:min-width="4.5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41cm" fo:min-width="4.526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816cm" fo:min-width="4.526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5cm" fo:padding-right="0.15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8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5cm" fo:padding-right="0.15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8cm"/>
    </style:style>
    <style:style style:name="gr29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31" style:family="graphic" style:parent-style-name="standard">
      <style:graphic-properties svg:stroke-color="#3333ff" draw:fill-color="#ffffff" draw:textarea-horizontal-align="left" draw:textarea-vertical-align="top" draw:auto-grow-height="false" fo:min-height="4.5cm" fo:min-width="3.6cm" fo:padding-left="0.15cm"/>
    </style:style>
    <style:style style:name="gr32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33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34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35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6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3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1cm" fo:min-width="9.224cm" fo:padding-bottom="0.03cm"/>
    </style:style>
    <style:style style:name="gr38" style:family="graphic" style:parent-style-name="standard">
      <style:graphic-properties svg:stroke-color="#3333ff" draw:fill-color="#ffffff" draw:textarea-horizontal-align="left" draw:textarea-vertical-align="top" draw:auto-grow-height="false" fo:min-height="3.567cm" fo:min-width="3.6cm" fo:padding-left="0.15cm"/>
    </style:style>
    <style:style style:name="gr3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41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42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43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44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45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46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47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4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49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50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51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52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53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56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57" style:family="graphic" style:parent-style-name="objectwithoutfill">
      <style:graphic-properties svg:stroke-color="#ff950e" draw:marker-end-width="0.2cm" draw:fill="none" draw:textarea-vertical-align="middle"/>
    </style:style>
    <style:style style:name="gr58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59" style:family="graphic" style:parent-style-name="objectwithoutfill">
      <style:graphic-properties svg:stroke-color="#00cc00" draw:marker-start="Arrow" draw:marker-start-width="0.15cm" draw:marker-end-width="0.1cm" draw:fill="none" draw:textarea-vertical-align="middle"/>
    </style:style>
    <style:style style:name="gr60" style:family="graphic" style:parent-style-name="objectwithoutfill">
      <style:graphic-properties svg:stroke-color="#00cc00" draw:marker-start-width="0.15cm" draw:marker-end-width="0.1cm" draw:fill="none" draw:textarea-vertical-align="middle"/>
    </style:style>
    <style:style style:name="gr61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color="#3333ff" draw:marker-end-width="0.15cm" draw:fill="none" draw:textarea-vertical-align="middle"/>
    </style:style>
    <style:style style:name="gr63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64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67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68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69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0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71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72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73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75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</style:style>
    <style:style style:name="gr78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79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80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81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82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83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84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85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2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4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9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20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1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22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5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7e0021" style:font-name="Calibri2" fo:font-size="7pt" style:font-size-asian="8pt" style:font-weight-asian="normal" style:font-size-complex="8pt"/>
    </style:style>
    <style:style style:name="T2" style:family="text">
      <style:text-properties fo:color="#663300" style:font-name="Cantarell1" fo:font-size="10pt" fo:font-style="normal" fo:font-weight="normal" style:font-size-asian="18pt" style:font-size-complex="18pt"/>
    </style:style>
    <style:style style:name="T3" style:family="text">
      <style:text-properties fo:color="#663300" style:font-name="Cantarell1" fo:font-size="10pt" fo:font-style="normal" fo:font-weight="bold" style:font-size-asian="18pt" style:font-size-complex="18pt"/>
    </style:style>
    <style:style style:name="T4" style:family="text">
      <style:text-properties fo:color="#663300" style:font-name="Cantarell1" fo:font-size="10.5pt" fo:font-style="normal" fo:font-weight="bold" style:font-size-asian="18pt" style:font-size-complex="18pt"/>
    </style:style>
    <style:style style:name="T5" style:family="text">
      <style:text-properties fo:color="#663300" style:font-name="Cantarell1" fo:font-size="12pt" fo:font-style="normal" fo:font-weight="bold" style:font-size-asian="18pt" style:font-size-complex="18pt"/>
    </style:style>
    <style:style style:name="T6" style:family="text">
      <style:text-properties fo:color="#663300" style:font-name="Cantarell1" fo:font-size="9pt" fo:font-style="oblique" style:font-size-asian="18pt" style:font-size-complex="18pt"/>
    </style:style>
    <style:style style:name="T7" style:family="text">
      <style:text-properties style:font-name="Calibri2" fo:font-size="6pt" style:font-size-asian="8pt" style:font-weight-asian="normal" style:font-size-complex="8pt"/>
    </style:style>
    <style:style style:name="T8" style:family="text">
      <style:text-properties fo:color="#ffffff" style:font-name="Calibri2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ff420e" style:font-name="Calibri2" fo:font-size="7pt" style:font-size-asian="8pt" style:font-weight-asian="normal" style:font-size-complex="8pt"/>
    </style:style>
    <style:style style:name="T11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12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4.211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4.388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9.247cm" svg:x="26.552cm" svg:y="14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7.407cm" svg:x="18.99cm" svg:y="18.44cm">
          <text:p text:style-name="P1"><text:span text:style-name="T1">Colle</text:span><text:span text:style-name="T1">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2cm" svg:height="13.02cm" svg:x="19.003cm" svg:y="2.7cm">
          <text:p text:style-name="P1"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cm" svg:height="8.932cm" svg:x="4.203cm" svg:y="2.7cm">
          <text:p text:style-name="P1"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4.015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5cm" svg:height="6.009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cm" svg:height="10.738cm" svg:x="11.603cm" svg:y="16.2cm">
          <text:p text:style-name="P1"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5.026cm" svg:height="3.996cm" svg:x="4.199cm" svg:y="22.9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03-30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Pierre Wieser 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5.026cm" svg:height="8.971cm" svg:x="4.199cm" svg:y="13.59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4.229cm" svg:x="4.3cm" svg:y="14.201cm">
          <text:p text:style-name="P8"><text:span text:style-name="T7">#</text:span><text:span text:style-name="T7"><text:tab/></text:span><text:span text:style-name="T7">A</text:span><text:span text:style-name="T7">C</text:span><text:span text:style-name="T7">C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Y</text:span><text:span text:style-name="T7"><text:tab/></text:span><text:span text:style-name="T7">X</text:span><text:span text:style-name="T7">(</text:span><text:span text:style-name="T7">3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R</text:span><text:span text:style-name="T7">O</text:span><text:span text:style-name="T7">O</text:span><text:span text:style-name="T7">T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S</text:span><text:span text:style-name="T7">E</text:span><text:span text:style-name="T7">T</text:span><text:span text:style-name="T7">T</text:span><text:span text:style-name="T7">L</text:span><text:span text:style-name="T7">E</text:span><text:span text:style-name="T7">A</text:span><text:span text:style-name="T7">B</text:span><text:span text:style-name="T7">L</text:span><text:span text:style-name="T7">E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K</text:span><text:span text:style-name="T7">E</text:span><text:span text:style-name="T7">E</text:span><text:span text:style-name="T7">P</text:span><text:span text:style-name="T7">_</text:span><text:span text:style-name="T7">U</text:span><text:span text:style-name="T7">N</text:span><text:span text:style-name="T7">S</text:span><text:span text:style-name="T7">E</text:span><text:span text:style-name="T7">T</text:span><text:span text:style-name="T7">T</text:span><text:span text:style-name="T7">L</text:span><text:span text:style-name="T7">E</text:span><text:span text:style-name="T7">D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R</text:span><text:span text:style-name="T7">E</text:span><text:span text:style-name="T7">C</text:span><text:span text:style-name="T7">O</text:span><text:span text:style-name="T7">N</text:span><text:span text:style-name="T7">C</text:span><text:span text:style-name="T7">I</text:span><text:span text:style-name="T7">L</text:span><text:span text:style-name="T7">I</text:span><text:span text:style-name="T7">A</text:span><text:span text:style-name="T7">B</text:span><text:span text:style-name="T7">L</text:span><text:span text:style-name="T7">E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K</text:span><text:span text:style-name="T7">E</text:span><text:span text:style-name="T7">E</text:span><text:span text:style-name="T7">P</text:span><text:span text:style-name="T7">_</text:span><text:span text:style-name="T7">U</text:span><text:span text:style-name="T7">N</text:span><text:span text:style-name="T7">R</text:span><text:span text:style-name="T7">E</text:span><text:span text:style-name="T7">C</text:span><text:span text:style-name="T7">O</text:span><text:span text:style-name="T7">N</text:span><text:span text:style-name="T7">C</text:span><text:span text:style-name="T7">I</text:span><text:span text:style-name="T7">L</text:span><text:span text:style-name="T7">A</text:span><text:span text:style-name="T7">T</text:span><text:span text:style-name="T7">E</text:span><text:span text:style-name="T7">D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F</text:span><text:span text:style-name="T7">O</text:span><text:span text:style-name="T7">R</text:span><text:span text:style-name="T7">W</text:span><text:span text:style-name="T7">A</text:span><text:span text:style-name="T7">R</text:span><text:span text:style-name="T7">D</text:span><text:span text:style-name="T7">A</text:span><text:span text:style-name="T7">B</text:span><text:span text:style-name="T7">L</text:span><text:span text:style-name="T7">E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U</text:span><text:span text:style-name="T7">P</text:span><text:span text:style-name="T7">D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U</text:span><text:span text:style-name="T7">P</text:span><text:span text:style-name="T7">D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V</text:span><text:span text:style-name="T7">A</text:span><text:span text:style-name="T7">L</text:span><text:span text:style-name="T7">_</text:span><text:span text:style-name="T7">D</text:span><text:span text:style-name="T7">E</text:span><text:span text:style-name="T7">B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V</text:span><text:span text:style-name="T7">A</text:span><text:span text:style-name="T7">L</text:span><text:span text:style-name="T7">_</text:span><text:span text:style-name="T7">C</text:span><text:span text:style-name="T7">R</text:span><text:span text:style-name="T7">E</text:span><text:span text:style-name="T7">D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R</text:span><text:span text:style-name="T7">O</text:span><text:span text:style-name="T7">U</text:span><text:span text:style-name="T7">G</text:span><text:span text:style-name="T7">H</text:span><text:span text:style-name="T7">_</text:span><text:span text:style-name="T7">D</text:span><text:span text:style-name="T7">E</text:span><text:span text:style-name="T7">B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R</text:span><text:span text:style-name="T7">O</text:span><text:span text:style-name="T7">U</text:span><text:span text:style-name="T7">G</text:span><text:span text:style-name="T7">H</text:span><text:span text:style-name="T7">_</text:span><text:span text:style-name="T7">C</text:span><text:span text:style-name="T7">R</text:span><text:span text:style-name="T7">E</text:span><text:span text:style-name="T7">D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F</text:span><text:span text:style-name="T7">U</text:span><text:span text:style-name="T7">T</text:span><text:span text:style-name="T7">_</text:span><text:span text:style-name="T7">D</text:span><text:span text:style-name="T7">E</text:span><text:span text:style-name="T7">B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F</text:span><text:span text:style-name="T7">U</text:span><text:span text:style-name="T7">T</text:span><text:span text:style-name="T7">_</text:span><text:span text:style-name="T7">C</text:span><text:span text:style-name="T7">R</text:span><text:span text:style-name="T7">E</text:span><text:span text:style-name="T7">D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cm" svg:y="13.7cm">
          <text:p text:style-name="P10"><text:span text:style-name="T8">OFA_T_AC</text:span><text:span text:style-name="T8">COU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473cm" svg:x="4.303cm" svg:y="19.151cm">
          <text:p text:style-name="P8"><text:span text:style-name="T7">#</text:span><text:span text:style-name="T7"><text:tab/></text:span><text:span text:style-name="T7">A</text:span><text:span text:style-name="T7">C</text:span><text:span text:style-name="T7">C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#</text:span><text:span text:style-name="T7"><text:tab/></text:span><text:span text:style-name="T7">A</text:span><text:span text:style-name="T7">C</text:span><text:span text:style-name="T7">C</text:span><text:span text:style-name="T7">_</text:span><text:span text:style-name="T7">A</text:span><text:span text:style-name="T7">R</text:span><text:span text:style-name="T7">C</text:span><text:span text:style-name="T7">_</text:span><text:span text:style-name="T7">D</text:span><text:span text:style-name="T7">A</text:span><text:span text:style-name="T7">T</text:span><text:span text:style-name="T7">E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>#</text:span><text:span text:style-name="T7"><text:tab/></text:span><text:span text:style-name="T7">A</text:span><text:span text:style-name="T7">C</text:span><text:span text:style-name="T7">C</text:span><text:span text:style-name="T7">_</text:span><text:span text:style-name="T7">A</text:span><text:span text:style-name="T7">R</text:span><text:span text:style-name="T7">C</text:span><text:span text:style-name="T7">_</text:span><text:span text:style-name="T7">T</text:span><text:span text:style-name="T7">Y</text:span><text:span text:style-name="T7">P</text:span><text:span text:style-name="T7">E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A</text:span><text:span text:style-name="T7">R</text:span><text:span text:style-name="T7">C</text:span><text:span text:style-name="T7">_</text:span><text:span text:style-name="T7">D</text:span><text:span text:style-name="T7">E</text:span><text:span text:style-name="T7">B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A</text:span><text:span text:style-name="T7">R</text:span><text:span text:style-name="T7">C</text:span><text:span text:style-name="T7">_</text:span><text:span text:style-name="T7">C</text:span><text:span text:style-name="T7">R</text:span><text:span text:style-name="T7">E</text:span><text:span text:style-name="T7">D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18.6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4.303cm" svg:y="21.3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20.8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603cm" svg:y1="21.726cm" svg:x2="9.603cm" svg:y2="21.726cm">
          <text:p/>
        </draw:line>
        <draw:g>
          <draw:line draw:style-name="gr22" draw:text-style-name="P12" draw:layer="layout" svg:x1="9.106cm" svg:y1="14.383cm" svg:x2="8.59cm" svg:y2="14.383cm">
            <text:p/>
          </draw:line>
          <draw:line draw:style-name="gr23" draw:text-style-name="P12" draw:layer="layout" svg:x1="9.001cm" svg:y1="19.354cm" svg:x2="9.001cm" svg:y2="14.386cm">
            <text:p/>
          </draw:line>
          <draw:line draw:style-name="gr23" draw:text-style-name="P12" draw:layer="controls" svg:x1="9.009cm" svg:y1="19.342cm" svg:x2="8.609cm" svg:y2="19.342cm">
            <text:p/>
          </draw:line>
          <draw:line draw:style-name="gr23" draw:text-style-name="P12" draw:layer="controls" svg:x1="9.105cm" svg:y1="21.546cm" svg:x2="9.105cm" svg:y2="14.386cm">
            <text:p/>
          </draw:line>
          <draw:line draw:style-name="gr23" draw:text-style-name="P12" draw:layer="controls" svg:x1="9.109cm" svg:y1="21.542cm" svg:x2="8.609cm" svg:y2="21.542cm">
            <text:p/>
          </draw:line>
        </draw:g>
        <draw:custom-shape draw:style-name="gr19" draw:text-style-name="P9" draw:layer="controls" svg:width="4.302cm" svg:height="1.473cm" svg:x="4.303cm" svg:y="23.5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3cm" svg:height="0.5cm" svg:x="4.303cm" svg:y="23.07cm">
          <text:p text:style-name="P10"><text:span text:style-name="T8">OFA_T_CLAS</text:span><text:span text:style-name="T8">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302cm" svg:height="0.837cm" svg:x="4.303cm" svg:y="25.7cm">
          <text:p text:style-name="P8"><text:span text:style-name="T7">#</text:span><text:span text:style-name="T7"><text:tab/></text:span><text:span text:style-name="T7">C</text:span><text:span text:style-name="T7">L</text:span><text:span text:style-name="T7">A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C</text:span><text:span text:style-name="T7">L</text:span><text:span text:style-name="T7">A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3cm" svg:height="0.5cm" svg:x="4.303cm" svg:y="25.2cm">
          <text:p text:style-name="P10"><text:span text:style-name="T8">OF</text:span><text:span text:style-name="T8">A_</text:span><text:span text:style-name="T8">T_C</text:span><text:span text:style-name="T8">LAS</text:span><text:span text:style-name="T8">SES</text:span><text:span text:style-name="T8">_D</text:span><text:span text:style-name="T8">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603cm" svg:y1="26.13cm" svg:x2="9.603cm" svg:y2="26.13cm">
          <text:p/>
        </draw:line>
        <draw:g>
          <draw:line draw:style-name="gr23" draw:text-style-name="P12" draw:layer="controls" svg:x1="9.003cm" svg:y1="25.918cm" svg:x2="8.603cm" svg:y2="25.918cm">
            <text:p/>
          </draw:line>
          <draw:line draw:style-name="gr23" draw:text-style-name="P12" draw:layer="controls" svg:x1="9.003cm" svg:y1="25.921cm" svg:x2="9.003cm" svg:y2="23.761cm">
            <text:p/>
          </draw:line>
          <draw:line draw:style-name="gr24" draw:text-style-name="P12" draw:layer="controls" svg:x1="9.005cm" svg:y1="23.764cm" svg:x2="8.605cm" svg:y2="23.764cm">
            <text:p/>
          </draw:line>
        </draw:g>
        <draw:line draw:style-name="gr21" draw:text-style-name="P12" draw:layer="controls" svg:x1="3.903cm" svg:y1="23.77cm" svg:x2="4.303cm" svg:y2="23.77cm">
          <text:p/>
        </draw:line>
        <draw:line draw:style-name="gr25" draw:text-style-name="P12" draw:layer="controls" svg:x1="3.907cm" svg:y1="23.762cm" svg:x2="3.9cm" svg:y2="14.447cm">
          <text:p/>
        </draw:line>
        <draw:line draw:style-name="gr26" draw:text-style-name="P12" draw:layer="controls" svg:x1="3.903cm" svg:y1="14.45cm" svg:x2="4.303cm" svg:y2="14.45cm">
          <text:p/>
        </draw:line>
        <draw:custom-shape draw:style-name="gr19" draw:text-style-name="P9" draw:layer="layout" svg:width="4.302cm" svg:height="4.653cm" svg:x="11.703cm" svg:y="16.8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X(1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03cm" svg:y="16.3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2.745cm" svg:x="11.703cm" svg:y="22.2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03cm" svg:y="21.7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11.703cm" svg:y="25.6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03cm" svg:y="25.1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6.012cm" svg:y1="26.065cm" svg:x2="17.012cm" svg:y2="26.065cm">
          <text:p/>
        </draw:line>
        <draw:g>
          <draw:line draw:style-name="gr22" draw:text-style-name="P12" draw:layer="layout" svg:x1="16.507cm" svg:y1="16.996cm" svg:x2="15.991cm" svg:y2="16.996cm">
            <text:p/>
          </draw:line>
          <draw:line draw:style-name="gr23" draw:text-style-name="P12" draw:layer="layout" svg:x1="16.405cm" svg:y1="22.419cm" svg:x2="16.405cm" svg:y2="16.999cm">
            <text:p/>
          </draw:line>
          <draw:line draw:style-name="gr23" draw:text-style-name="P12" draw:layer="layout" svg:x1="16.401cm" svg:y1="22.419cm" svg:x2="16.001cm" svg:y2="22.419cm">
            <text:p/>
          </draw:line>
          <draw:line draw:style-name="gr23" draw:text-style-name="P12" draw:layer="layout" svg:x1="16.512cm" svg:y1="25.851cm" svg:x2="16.512cm" svg:y2="16.999cm">
            <text:p/>
          </draw:line>
          <draw:line draw:style-name="gr23" draw:text-style-name="P12" draw:layer="layout" svg:x1="16.514cm" svg:y1="25.843cm" svg:x2="16.014cm" svg:y2="25.843cm">
            <text:p/>
          </draw:line>
        </draw:g>
        <draw:custom-shape draw:style-name="gr19" draw:text-style-name="P9" draw:layer="layout" svg:width="4.302cm" svg:height="1.473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261cm" svg:x="11.696cm" svg:y="11.33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696cm" svg:y="10.838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11.696cm" svg:y="13.3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696cm" svg:y="12.8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6.003cm" svg:y1="13.71cm" svg:x2="17.003cm" svg:y2="13.71cm">
          <text:p/>
        </draw:line>
        <draw:g>
          <draw:line draw:style-name="gr22" draw:text-style-name="P12" draw:layer="layout" svg:x1="16.519cm" svg:y1="9.35cm" svg:x2="16.003cm" svg:y2="9.35cm">
            <text:p/>
          </draw:line>
          <draw:line draw:style-name="gr23" draw:text-style-name="P12" draw:layer="layout" svg:x1="16.415cm" svg:y1="11.519cm" svg:x2="16.405cm" svg:y2="9.339cm">
            <text:p/>
          </draw:line>
          <draw:line draw:style-name="gr23" draw:text-style-name="P12" draw:layer="layout" svg:x1="16.501cm" svg:y1="13.53cm" svg:x2="16.501cm" svg:y2="9.339cm">
            <text:p/>
          </draw:line>
          <draw:line draw:style-name="gr23" draw:text-style-name="P12" draw:layer="layout" svg:x1="16.403cm" svg:y1="11.52cm" svg:x2="16.003cm" svg:y2="11.52cm">
            <text:p/>
          </draw:line>
          <draw:line draw:style-name="gr23" draw:text-style-name="P12" draw:layer="layout" svg:x1="16.505cm" svg:y1="13.526cm" svg:x2="16.005cm" svg:y2="13.526cm">
            <text:p/>
          </draw:line>
        </draw:g>
        <draw:custom-shape draw:style-name="gr19" draw:text-style-name="P9" draw:layer="layout" svg:width="4.302cm" svg:height="1.26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049cm" svg:x="11.71cm" svg:y="5.2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1cm" svg:y="4.7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41cm" svg:y1="5.445cm" svg:x2="16.01cm" svg:y2="5.445cm">
            <text:p/>
          </draw:line>
          <draw:line draw:style-name="gr23" draw:text-style-name="P12" draw:layer="layout" svg:x1="16.406cm" svg:y1="5.448cm" svg:x2="16.406cm" svg:y2="3.458cm">
            <text:p/>
          </draw:line>
          <draw:line draw:style-name="gr24" draw:text-style-name="P12" draw:layer="layout" svg:x1="16.41cm" svg:y1="3.465cm" svg:x2="16.01cm" svg:y2="3.465cm">
            <text:p/>
          </draw:line>
        </draw:g>
        <draw:custom-shape draw:style-name="gr19" draw:text-style-name="P9" draw:layer="layout" svg:width="4.302cm" svg:height="3.593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2.109cm" svg:x="4.303cm" svg:y="7.5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7.0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4.303cm" svg:y="10.4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9.9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g>
          <draw:line draw:style-name="gr22" draw:text-style-name="P12" draw:layer="layout" svg:x1="9.129cm" svg:y1="3.521cm" svg:x2="8.613cm" svg:y2="3.521cm">
            <text:p/>
          </draw:line>
          <draw:line draw:style-name="gr23" draw:text-style-name="P12" draw:layer="layout" svg:x1="9.017cm" svg:y1="7.194cm" svg:x2="9.017cm" svg:y2="3.504cm">
            <text:p/>
          </draw:line>
          <draw:line draw:style-name="gr23" draw:text-style-name="P12" draw:layer="layout" svg:x1="9.111cm" svg:y1="10.005cm" svg:x2="9.111cm" svg:y2="3.504cm">
            <text:p/>
          </draw:line>
          <draw:line draw:style-name="gr23" draw:text-style-name="P12" draw:layer="layout" svg:x1="9.013cm" svg:y1="7.187cm" svg:x2="8.613cm" svg:y2="7.187cm">
            <text:p/>
          </draw:line>
          <draw:line draw:style-name="gr23" draw:text-style-name="P12" draw:layer="layout" svg:x1="9.115cm" svg:y1="9.999cm" svg:x2="8.615cm" svg:y2="9.999cm">
            <text:p/>
          </draw:line>
        </draw:g>
        <draw:line draw:style-name="gr21" draw:text-style-name="P12" draw:layer="layout" svg:x1="8.602cm" svg:y1="10.802cm" svg:x2="9.602cm" svg:y2="10.802cm">
          <text:p/>
        </draw:line>
        <draw:custom-shape draw:style-name="gr19" draw:text-style-name="P9" draw:layer="layout" svg:width="4.302cm" svg:height="5.289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2.807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049cm" svg:x="19.111cm" svg:y="9.25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8"><text:span text:style-name="T7"><text:tab/></text:span><text:span text:style-name="T7">DOS_SLD_ACCOUNT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8.7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19.111cm" svg:y="11.01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10.5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049cm" svg:x="19.111cm" svg:y="12.5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12.047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111cm" svg:y1="3.495cm" svg:x2="23.411cm" svg:y2="3.495cm">
          <text:p/>
        </draw:line>
        <draw:line draw:style-name="gr23" draw:text-style-name="P12" draw:layer="layout" svg:x1="23.816cm" svg:y1="9.499cm" svg:x2="23.816cm" svg:y2="3.481cm">
          <text:p/>
        </draw:line>
        <draw:line draw:style-name="gr23" draw:text-style-name="P12" draw:layer="layout" svg:x1="23.908cm" svg:y1="11.225cm" svg:x2="23.907cm" svg:y2="3.481cm">
          <text:p/>
        </draw:line>
        <draw:line draw:style-name="gr23" draw:text-style-name="P12" draw:layer="layout" svg:x1="23.805cm" svg:y1="9.476cm" svg:x2="23.405cm" svg:y2="9.476cm">
          <text:p/>
        </draw:line>
        <draw:line draw:style-name="gr23" draw:text-style-name="P12" draw:layer="layout" svg:x1="23.909cm" svg:y1="11.217cm" svg:x2="23.409cm" svg:y2="11.217cm">
          <text:p/>
        </draw:line>
        <draw:line draw:style-name="gr23" draw:text-style-name="P12" draw:layer="layout" svg:x1="24.012cm" svg:y1="12.66cm" svg:x2="24.012cm" svg:y2="3.482cm">
          <text:p/>
        </draw:line>
        <draw:line draw:style-name="gr23" draw:text-style-name="P12" draw:layer="layout" svg:x1="24.011cm" svg:y1="12.655cm" svg:x2="23.411cm" svg:y2="12.655cm">
          <text:p/>
        </draw:line>
        <draw:line draw:style-name="gr21" draw:text-style-name="P12" draw:layer="layout" svg:x1="23.4cm" svg:y1="11.4cm" svg:x2="24.5cm" svg:y2="11.4cm">
          <text:p/>
        </draw:line>
        <draw:custom-shape draw:style-name="gr19" draw:text-style-name="P9" draw:layer="layout" svg:width="4.302cm" svg:height="4.865cm" svg:x="19.103cm" svg:y="19.051cm"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9.103cm" svg:y="18.5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19.103cm" svg:y="24.63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9.103cm" svg:y="24.1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403cm" svg:y1="25.02cm" svg:x2="24.403cm" svg:y2="25.02cm">
          <text:p/>
        </draw:line>
        <draw:g>
          <draw:line draw:style-name="gr23" draw:text-style-name="P12" draw:layer="layout" svg:x1="23.8cm" svg:y1="24.813cm" svg:x2="23.4cm" svg:y2="24.813cm">
            <text:p/>
          </draw:line>
          <draw:line draw:style-name="gr23" draw:text-style-name="P12" draw:layer="layout" svg:x1="23.8cm" svg:y1="24.82cm" svg:x2="23.8cm" svg:y2="19.447cm">
            <text:p/>
          </draw:line>
          <draw:line draw:style-name="gr24" draw:text-style-name="P12" draw:layer="layout" svg:x1="23.802cm" svg:y1="19.454cm" svg:x2="23.402cm" svg:y2="19.454cm">
            <text:p/>
          </draw:line>
        </draw:g>
        <draw:custom-shape draw:style-name="gr19" draw:text-style-name="P9" draw:layer="layout" svg:width="4.302cm" svg:height="1.685cm" svg:x="26.669cm" svg:y="14.959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<text:tab/></text:span><text:span text:style-name="T7">LED_LABEL</text:span><text:span text:style-name="T7"><text:tab/></text:span><text:span text:style-name="T7">VX(256)</text:span></text:p>
          <text:p text:style-name="P8"><text:span text:style-name="T7"><text:tab/></text:span><text:span text:style-name="T7">LED_NOTES</text:span><text:span text:style-name="T7"><text:tab/></text:span><text:span text:style-name="T7">VX(4096)</text:span></text:p>
          <text:p text:style-name="P8"><text:span text:style-name="T7"><text:tab/></text:span><text:span text:style-name="T7">LED_UPD_USER</text:span><text:span text:style-name="T7"><text:tab/></text:span><text:span text:style-name="T7">VX(64)</text:span></text:p>
          <text:p text:style-name="P8"><text:span text:style-name="T7"><text:tab/></text:span><text:span text:style-name="T7">LED_UPD_STAMP</text:span><text:span text:style-name="T7"><text:tab/></text:span><text:span text:style-name="T7">TIMESTAMP</text:span></text:p>
          <text:p text:style-name="P8"><text:span text:style-name="T7"><text:tab/></text:span><text:span text:style-name="T7">LED_LAST_CLO</text:span><text:span text:style-name="T7"><text:tab/></text:span><text:span text:style-name="T7">DAT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69cm" svg:y="14.458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2.109cm" svg:x="26.669cm" svg:y="17.357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VAL_DEBIT</text:span><text:span text:style-name="T7"><text:tab/></text:span><text:span text:style-name="T7">DECIMAL(20,5)</text:span></text:p>
          <text:p text:style-name="P8"><text:span text:style-name="T7"><text:tab/></text:span><text:span text:style-name="T7">LED_CUR_VAL_CREDIT</text:span><text:span text:style-name="T7"><text:tab/></text:span><text:span text:style-name="T7">DECIMAL(20,5)</text:span></text:p>
          <text:p text:style-name="P8"><text:span text:style-name="T7"><text:tab/></text:span><text:span text:style-name="T7">LED_CUR_ROUGH_DEBIT</text:span><text:span text:style-name="T7"><text:tab/></text:span><text:span text:style-name="T7">DECIMAL(20,5)</text:span></text:p>
          <text:p text:style-name="P8"><text:span text:style-name="T7"><text:tab/></text:span><text:span text:style-name="T7">LED_CUR_ROUGH_CREDIT</text:span><text:span text:style-name="T7"><text:tab/></text:span><text:span text:style-name="T7">DECIMAL(20,5)</text:span></text:p>
          <text:p text:style-name="P8"><text:span text:style-name="T7"><text:tab/></text:span><text:span text:style-name="T7">LED_CUR_FUT_DEBIT</text:span><text:span text:style-name="T7"><text:tab/></text:span><text:span text:style-name="T7">DECIMAL(20,5)</text:span></text:p>
          <text:p text:style-name="P8"><text:span text:style-name="T7"><text:tab/></text:span><text:span text:style-name="T7">LED_CUR_FUT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69cm" svg:y="16.856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499cm" svg:x="26.669cm" svg:y="20.189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69cm" svg:y="19.688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26.669cm" svg:y="22.399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69cm" svg:y="21.898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g>
          <draw:line draw:style-name="gr22" draw:text-style-name="P12" draw:layer="layout" svg:x1="31.578cm" svg:y1="15.128cm" svg:x2="30.978cm" svg:y2="15.128cm">
            <text:p/>
          </draw:line>
          <draw:line draw:style-name="gr23" draw:text-style-name="P12" draw:layer="layout" svg:x1="31.388cm" svg:y1="17.536cm" svg:x2="31.388cm" svg:y2="15.116cm">
            <text:p/>
          </draw:line>
          <draw:line draw:style-name="gr23" draw:text-style-name="P12" draw:layer="layout" svg:x1="31.477cm" svg:y1="20.361cm" svg:x2="31.477cm" svg:y2="15.116cm">
            <text:p/>
          </draw:line>
          <draw:line draw:style-name="gr23" draw:text-style-name="P12" draw:layer="layout" svg:x1="31.373cm" svg:y1="17.524cm" svg:x2="30.973cm" svg:y2="17.524cm">
            <text:p/>
          </draw:line>
          <draw:line draw:style-name="gr23" draw:text-style-name="P12" draw:layer="layout" svg:x1="31.47cm" svg:y1="20.355cm" svg:x2="30.97cm" svg:y2="20.355cm">
            <text:p/>
          </draw:line>
          <draw:line draw:style-name="gr23" draw:text-style-name="P12" draw:layer="layout" svg:x1="31.579cm" svg:y1="22.605cm" svg:x2="31.579cm" svg:y2="15.117cm">
            <text:p/>
          </draw:line>
          <draw:line draw:style-name="gr23" draw:text-style-name="P12" draw:layer="layout" svg:x1="31.578cm" svg:y1="22.601cm" svg:x2="30.978cm" svg:y2="22.601cm">
            <text:p/>
          </draw:line>
        </draw:g>
        <draw:line draw:style-name="gr21" draw:text-style-name="P12" draw:layer="layout" svg:x1="30.953cm" svg:y1="22.78cm" svg:x2="31.953cm" svg:y2="22.78cm">
          <text:p/>
        </draw:line>
        <draw:custom-shape draw:style-name="gr19" draw:text-style-name="P9" draw:layer="layout" svg:width="4.302cm" svg:height="1.897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26.658cm" svg:y="11.6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58cm" svg:y="11.1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965cm" svg:y1="12.005cm" svg:x2="31.965cm" svg:y2="12.005cm">
          <text:p/>
        </draw:line>
        <draw:g>
          <draw:line draw:style-name="gr23" draw:text-style-name="P12" draw:layer="layout" svg:x1="31.363cm" svg:y1="11.836cm" svg:x2="30.963cm" svg:y2="11.836cm">
            <text:p/>
          </draw:line>
          <draw:line draw:style-name="gr23" draw:text-style-name="P12" draw:layer="layout" svg:x1="31.363cm" svg:y1="11.84cm" svg:x2="31.363cm" svg:y2="9.2cm">
            <text:p/>
          </draw:line>
          <draw:line draw:style-name="gr24" draw:text-style-name="P12" draw:layer="layout" svg:x1="31.365cm" svg:y1="9.204cm" svg:x2="30.965cm" svg:y2="9.204cm">
            <text:p/>
          </draw:line>
        </draw:g>
        <draw:custom-shape draw:style-name="gr19" draw:text-style-name="P9" draw:layer="layout" svg:width="4.302cm" svg:height="1.685cm" svg:x="26.653cm" svg:y="3.306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<text:tab/></text:span><text:span text:style-name="T7">PAM_LABEL</text:span><text:span text:style-name="T7"><text:tab/></text:span><text:span text:style-name="T7">VX(256)</text:span></text:p>
          <text:p text:style-name="P8"><text:span text:style-name="T7"><text:tab/></text:span><text:span text:style-name="T7">PAM_ACCOUNT</text:span><text:span text:style-name="T7"><text:tab/></text:span><text:span text:style-name="T7">VX(64)</text:span></text:p>
          <text:p text:style-name="P8"><text:span text:style-name="T7"><text:tab/></text:span><text:span text:style-name="T7">PAM_NOTES</text:span><text:span text:style-name="T7"><text:tab/></text:span><text:span text:style-name="T7">VX(4096)</text:span></text:p>
          <text:p text:style-name="P8"><text:span text:style-name="T7"><text:tab/></text:span><text:span text:style-name="T7">PAM_UPD_USER</text:span><text:span text:style-name="T7"><text:tab/></text:span><text:span text:style-name="T7">VX(64)</text:span></text:p>
          <text:p text:style-name="P8"><text:span text:style-name="T7"><text:tab/></text:span><text:span text:style-name="T7">PAM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53cm" svg:y="2.80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26.654cm" svg:y="5.705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54cm" svg:y="5.2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955cm" svg:y1="6.1cm" svg:x2="31.955cm" svg:y2="6.1cm">
          <text:p/>
        </draw:line>
        <draw:g>
          <draw:line draw:style-name="gr23" draw:text-style-name="P12" draw:layer="layout" svg:x1="31.353cm" svg:y1="5.913cm" svg:x2="30.953cm" svg:y2="5.913cm">
            <text:p/>
          </draw:line>
          <draw:line draw:style-name="gr23" draw:text-style-name="P12" draw:layer="layout" svg:x1="31.353cm" svg:y1="5.916cm" svg:x2="31.353cm" svg:y2="3.495cm">
            <text:p/>
          </draw:line>
          <draw:line draw:style-name="gr24" draw:text-style-name="P12" draw:layer="layout" svg:x1="31.355cm" svg:y1="3.498cm" svg:x2="30.955cm" svg:y2="3.498cm">
            <text:p/>
          </draw:line>
        </draw:g>
        <draw:custom-shape draw:style-name="gr19" draw:text-style-name="P9" draw:layer="layout" svg:width="4.302cm" svg:height="1.897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><text:tab/></text:span><text:span text:style-name="T7">DOC_BLOB</text:span><text:span text:style-name="T7"><text:tab/></text:span><text:span text:style-name="T7">BLOB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3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3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3cm" svg:height="0.5cm" svg:x="34.11cm" svg:y="21.896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049cm" svg:x="19.111cm" svg:y="14.2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IDS_KEY</text:span><text:span text:style-name="T7"><text:tab/></text:span><text:span text:style-name="T7">VX(254)</text:span></text:p>
          <text:p text:style-name="P8"><text:span text:style-name="T7"><text:tab/></text:span><text:span text:style-name="T7">DOS_IDS_LAST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13.7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111cm" svg:y1="14.455cm" svg:x2="23.411cm" svg:y2="14.455cm">
          <text:p/>
        </draw:line>
        <draw:line draw:style-name="gr23" draw:text-style-name="P12" draw:layer="layout" svg:x1="24.1cm" svg:y1="14.477cm" svg:x2="24.1cm" svg:y2="3.48cm">
          <text:p/>
        </draw:line>
        <draw:custom-shape draw:style-name="gr2" draw:text-style-name="P2" draw:layer="layout" svg:width="5cm" svg:height="4.388cm" svg:x="34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473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34.105cm" svg:y="11.6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34.105cm" svg:y="11.1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412cm" svg:y1="12.005cm" svg:x2="39.412cm" svg:y2="12.005cm">
          <text:p/>
        </draw:line>
        <draw:g>
          <draw:line draw:style-name="gr23" draw:text-style-name="P12" draw:layer="layout" svg:x1="38.81cm" svg:y1="11.836cm" svg:x2="38.41cm" svg:y2="11.836cm">
            <text:p/>
          </draw:line>
          <draw:line draw:style-name="gr23" draw:text-style-name="P12" draw:layer="layout" svg:x1="38.81cm" svg:y1="11.84cm" svg:x2="38.81cm" svg:y2="9.2cm">
            <text:p/>
          </draw:line>
          <draw:line draw:style-name="gr24" draw:text-style-name="P12" draw:layer="layout" svg:x1="38.812cm" svg:y1="9.204cm" svg:x2="38.412cm" svg:y2="9.204cm">
            <text:p/>
          </draw:line>
        </draw:g>
        <draw:line draw:style-name="gr25" draw:text-style-name="P12" draw:layer="layout" svg:x1="3.3cm" svg:y1="4.75cm" svg:x2="4.3cm" svg:y2="4.75cm">
          <text:p/>
        </draw:line>
        <draw:line draw:style-name="gr25" draw:text-style-name="P12" draw:layer="layout" svg:x1="4.3cm" svg:y1="5.85cm" svg:x2="3.7cm" svg:y2="5.85cm">
          <text:p/>
        </draw:line>
        <draw:line draw:style-name="gr25" draw:text-style-name="P12" draw:layer="layout" svg:x1="3.7cm" svg:y1="14.35cm" svg:x2="3.7cm" svg:y2="5.85cm">
          <text:p/>
        </draw:line>
        <draw:line draw:style-name="gr29" draw:text-style-name="P12" draw:layer="layout" svg:x1="4.3cm" svg:y1="14.35cm" svg:x2="3.3cm" svg:y2="14.35cm">
          <text:p/>
        </draw:line>
        <draw:line draw:style-name="gr25" draw:text-style-name="P12" draw:layer="layout" svg:x1="3.3cm" svg:y1="4.75cm" svg:x2="3.3cm" svg:y2="1.3cm">
          <text:p/>
        </draw:line>
        <draw:line draw:style-name="gr29" draw:text-style-name="P12" draw:layer="layout" svg:x1="26.7cm" svg:y1="9.2cm" svg:x2="25.5cm" svg:y2="9.2cm">
          <text:p/>
        </draw:line>
        <draw:line draw:style-name="gr25" draw:text-style-name="P12" draw:layer="layout" svg:x1="3.308cm" svg:y1="1.304cm" svg:x2="25.808cm" svg:y2="1.304cm">
          <text:p/>
        </draw:line>
        <draw:line draw:style-name="gr25" draw:text-style-name="P12" draw:layer="layout" svg:x1="25.8cm" svg:y1="9.2cm" svg:x2="25.8cm" svg:y2="1.3cm">
          <text:p/>
        </draw:line>
        <draw:line draw:style-name="gr25" draw:text-style-name="P12" draw:layer="layout" svg:x1="25.7cm" svg:y1="9.2cm" svg:x2="25.7cm" svg:y2="1.4cm">
          <text:p/>
        </draw:line>
        <draw:line draw:style-name="gr25" draw:text-style-name="P12" draw:layer="layout" svg:x1="18.1cm" svg:y1="1.4cm" svg:x2="25.7cm" svg:y2="1.4cm">
          <text:p/>
        </draw:line>
        <draw:line draw:style-name="gr25" draw:text-style-name="P12" draw:layer="layout" svg:x1="3.201cm" svg:y1="9.05cm" svg:x2="3.201cm" svg:y2="1.2cm">
          <text:p/>
        </draw:line>
        <draw:line draw:style-name="gr25" draw:text-style-name="P12" draw:layer="layout" svg:x1="3.2cm" svg:y1="9.05cm" svg:x2="4.3cm" svg:y2="9.05cm">
          <text:p/>
        </draw:line>
        <draw:line draw:style-name="gr25" draw:text-style-name="P12" draw:layer="layout" svg:x1="3.2cm" svg:y1="1.2cm" svg:x2="25.9cm" svg:y2="1.2cm">
          <text:p/>
        </draw:line>
        <draw:line draw:style-name="gr25" draw:text-style-name="P12" draw:layer="layout" svg:x1="25.9cm" svg:y1="9.2cm" svg:x2="25.9cm" svg:y2="1.2cm">
          <text:p/>
        </draw:line>
        <draw:line draw:style-name="gr25" draw:text-style-name="P12" draw:layer="layout" svg:x1="3.1cm" svg:y1="14.8cm" svg:x2="4.3cm" svg:y2="14.8cm">
          <text:p/>
        </draw:line>
        <draw:line draw:style-name="gr25" draw:text-style-name="P12" draw:layer="layout" svg:x1="3.1cm" svg:y1="14.8cm" svg:x2="3.1cm" svg:y2="1.1cm">
          <text:p/>
        </draw:line>
        <draw:line draw:style-name="gr25" draw:text-style-name="P12" draw:layer="layout" svg:x1="3.1cm" svg:y1="1.1cm" svg:x2="26cm" svg:y2="1.1cm">
          <text:p/>
        </draw:line>
        <draw:line draw:style-name="gr25" draw:text-style-name="P12" draw:layer="layout" svg:x1="26cm" svg:y1="9.2cm" svg:x2="26cm" svg:y2="1.1cm">
          <text:p/>
        </draw:line>
        <draw:line draw:style-name="gr25" draw:text-style-name="P12" draw:layer="layout" svg:x1="18.3cm" svg:y1="3.7cm" svg:x2="19.1cm" svg:y2="3.7cm">
          <text:p/>
        </draw:line>
        <draw:line draw:style-name="gr25" draw:text-style-name="P12" draw:layer="layout" svg:x1="18.2cm" svg:y1="1.5cm" svg:x2="25.6cm" svg:y2="1.5cm">
          <text:p/>
        </draw:line>
        <draw:line draw:style-name="gr25" draw:text-style-name="P12" draw:layer="layout" svg:x1="18.3cm" svg:y1="1.6cm" svg:x2="25.5cm" svg:y2="1.6cm">
          <text:p/>
        </draw:line>
        <draw:line draw:style-name="gr25" draw:text-style-name="P12" draw:layer="layout" svg:x1="25.6cm" svg:y1="9.2cm" svg:x2="25.6cm" svg:y2="1.5cm">
          <text:p/>
        </draw:line>
        <draw:line draw:style-name="gr25" draw:text-style-name="P12" draw:layer="layout" svg:x1="25.5cm" svg:y1="9.2cm" svg:x2="25.5cm" svg:y2="1.6cm">
          <text:p/>
        </draw:line>
        <draw:line draw:style-name="gr25" draw:text-style-name="P12" draw:layer="layout" svg:x1="18.2cm" svg:y1="9.65cm" svg:x2="18.2cm" svg:y2="1.5cm">
          <text:p/>
        </draw:line>
        <draw:line draw:style-name="gr25" draw:text-style-name="P12" draw:layer="layout" svg:x1="18.3cm" svg:y1="3.7cm" svg:x2="18.3cm" svg:y2="1.6cm">
          <text:p/>
        </draw:line>
        <draw:line draw:style-name="gr25" draw:text-style-name="P12" draw:layer="layout" svg:x1="18.2cm" svg:y1="9.65cm" svg:x2="19.1cm" svg:y2="9.65cm">
          <text:p/>
        </draw:line>
        <draw:line draw:style-name="gr25" draw:text-style-name="P12" draw:layer="layout" svg:x1="18.1cm" svg:y1="20.5cm" svg:x2="18.1cm" svg:y2="1.4cm">
          <text:p/>
        </draw:line>
        <draw:line draw:style-name="gr25" draw:text-style-name="P12" draw:layer="layout" svg:x1="18.1cm" svg:y1="20.5cm" svg:x2="19.1cm" svg:y2="20.5cm">
          <text:p/>
        </draw:line>
        <draw:line draw:style-name="gr26" draw:text-style-name="P12" draw:layer="layout" svg:x1="26cm" svg:y1="17.75cm" svg:x2="26.7cm" svg:y2="17.75cm">
          <text:p/>
        </draw:line>
        <draw:line draw:style-name="gr26" draw:text-style-name="P12" draw:layer="layout" svg:x1="25.9cm" svg:y1="20.6cm" svg:x2="26.7cm" svg:y2="20.6cm">
          <text:p/>
        </draw:line>
        <draw:line draw:style-name="gr25" draw:text-style-name="P12" draw:layer="layout" svg:x1="26.005cm" svg:y1="17.749cm" svg:x2="26.005cm" svg:y2="9.2cm">
          <text:p/>
        </draw:line>
        <draw:line draw:style-name="gr25" draw:text-style-name="P12" draw:layer="layout" svg:x1="25.9cm" svg:y1="20.6cm" svg:x2="25.9cm" svg:y2="9.2cm">
          <text:p/>
        </draw:line>
        <draw:line draw:style-name="gr21" draw:text-style-name="P12" draw:layer="layout" svg:x1="2.7cm" svg:y1="7.35cm" svg:x2="4.3cm" svg:y2="7.35cm">
          <text:p/>
        </draw:line>
        <draw:line draw:style-name="gr25" draw:text-style-name="P12" draw:layer="layout" svg:x1="2.7cm" svg:y1="7.35cm" svg:x2="2.7cm" svg:y2="1.7cm">
          <text:p/>
        </draw:line>
        <draw:line draw:style-name="gr25" draw:text-style-name="P12" draw:layer="layout" svg:x1="2.7cm" svg:y1="1.7cm" svg:x2="10.5cm" svg:y2="1.7cm">
          <text:p/>
        </draw:line>
        <draw:line draw:style-name="gr25" draw:text-style-name="P12" draw:layer="layout" svg:x1="10.5cm" svg:y1="5.9cm" svg:x2="11.7cm" svg:y2="5.9cm">
          <text:p/>
        </draw:line>
        <draw:line draw:style-name="gr25" draw:text-style-name="P12" draw:layer="layout" svg:x1="10.5cm" svg:y1="5.95cm" svg:x2="11.7cm" svg:y2="5.95cm">
          <text:p/>
        </draw:line>
        <draw:line draw:style-name="gr25" draw:text-style-name="P12" draw:layer="layout" svg:x1="10.502cm" svg:y1="5.9cm" svg:x2="10.502cm" svg:y2="1.7cm">
          <text:p/>
        </draw:line>
        <draw:line draw:style-name="gr21" draw:text-style-name="P12" draw:layer="layout" svg:x1="17.6cm" svg:y1="19.45cm" svg:x2="19.1cm" svg:y2="19.45cm">
          <text:p/>
        </draw:line>
        <draw:line draw:style-name="gr25" draw:text-style-name="P12" draw:layer="layout" svg:x1="10.5cm" svg:y1="27.55cm" svg:x2="10.5cm" svg:y2="5.95cm">
          <text:p/>
        </draw:line>
        <draw:line draw:style-name="gr25" draw:text-style-name="P12" draw:layer="layout" svg:x1="17.602cm" svg:y1="27.547cm" svg:x2="17.602cm" svg:y2="19.447cm">
          <text:p/>
        </draw:line>
        <draw:line draw:style-name="gr25" draw:text-style-name="P12" draw:layer="layout" svg:x1="10.513cm" svg:y1="27.522cm" svg:x2="17.613cm" svg:y2="27.522cm">
          <text:p/>
        </draw:line>
        <draw:line draw:style-name="gr25" draw:text-style-name="P12" draw:layer="layout" svg:x1="17.3cm" svg:y1="9.85cm" svg:x2="19.1cm" svg:y2="9.85cm">
          <text:p/>
        </draw:line>
        <draw:line draw:style-name="gr25" draw:text-style-name="P12" draw:layer="layout" svg:x1="17.3cm" svg:y1="9.85cm" svg:x2="17.3cm" svg:y2="2.1cm">
          <text:p/>
        </draw:line>
        <draw:line draw:style-name="gr25" draw:text-style-name="P12" draw:layer="layout" svg:x1="2.3cm" svg:y1="2.1cm" svg:x2="17.3cm" svg:y2="2.1cm">
          <text:p/>
        </draw:line>
        <draw:line draw:style-name="gr25" draw:text-style-name="P12" draw:layer="layout" svg:x1="2.309cm" svg:y1="14.279cm" svg:x2="2.309cm" svg:y2="2.1cm">
          <text:p/>
        </draw:line>
      </draw:page>
      <draw:page draw:name="page2" draw:style-name="dp1" draw:master-page-name="Default"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03-24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custom-shape draw:style-name="gr30" draw:text-style-name="P14" draw:layer="layout" svg:width="4.401cm" svg:height="4.832cm" svg:x="27.025cm" svg:y="10.304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4.401cm" svg:height="4.832cm" svg:x="21.607cm" svg:y="10.314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4cm" svg:height="4.75cm" svg:x="16.297cm" svg:y="11.001cm">
          <text:p text:style-name="P15"><text:span text:style-name="T7"><text:tab/></text:span><text:span text:style-name="T7">ENT_DEFFECT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15"><text:span text:style-name="T7"><text:tab/></text:span><text:span text:style-name="T7">ENT_DOPE</text:span><text:span text:style-name="T7"><text:tab/></text:span><text:span text:style-name="T7">DATE</text:span></text:p>
          <text:p text:style-name="P15"><text:span text:style-name="T7"><text:tab/></text:span><text:span text:style-name="T7">ENT_LABEL</text:span><text:span text:style-name="T7"><text:tab/></text:span><text:span text:style-name="T7">VX(256)</text:span></text:p>
          <text:p text:style-name="P15"><text:span text:style-name="T7"><text:tab/></text:span><text:span text:style-name="T7">ENT_REF</text:span><text:span text:style-name="T7"><text:tab/></text:span><text:span text:style-name="T7">VX(256)</text:span></text:p>
          <text:p text:style-name="P15"><text:span text:style-name="T7"><text:tab/></text:span><text:span text:style-name="T7">ENT_ACCOUNT</text:span><text:span text:style-name="T7"><text:tab/></text:span><text:span text:style-name="T7">VX(64)</text:span></text:p>
          <text:p text:style-name="P15"><text:span text:style-name="T7"><text:tab/></text:span><text:span text:style-name="T7">ENT_CURRENCY</text:span><text:span text:style-name="T7"><text:tab/></text:span><text:span text:style-name="T7">X(3)</text:span></text:p>
          <text:p text:style-name="P15"><text:span text:style-name="T7"><text:tab/></text:span><text:span text:style-name="T7">ENT_DEBIT</text:span><text:span text:style-name="T7"><text:tab/></text:span><text:span text:style-name="T7">DECIMAL(20,5)</text:span></text:p>
          <text:p text:style-name="P15"><text:span text:style-name="T7"><text:tab/></text:span><text:span text:style-name="T7">ENT_CREDIT</text:span><text:span text:style-name="T7"><text:tab/></text:span><text:span text:style-name="T7">DECIMAL(20,5)</text:span></text:p>
          <text:p text:style-name="P15"><text:span text:style-name="T7"><text:tab/></text:span><text:span text:style-name="T7">ENT_LEDGER</text:span><text:span text:style-name="T7"><text:tab/></text:span><text:span text:style-name="T7">VX(64)</text:span></text:p>
          <text:p text:style-name="P15"><text:span text:style-name="T7"><text:tab/></text:span><text:span text:style-name="T7">ENT_OPE_TEMPLATE</text:span><text:span text:style-name="T7"><text:tab/></text:span><text:span text:style-name="T7">VX(64)</text:span></text:p>
          <text:p text:style-name="P15"><text:span text:style-name="T7"><text:tab/></text:span><text:span text:style-name="T7">ENT_STATUS</text:span><text:span text:style-name="T7"><text:tab/></text:span><text:span text:style-name="T7">X(1)</text:span></text:p>
          <text:p text:style-name="P15"><text:span text:style-name="T7"><text:tab/></text:span><text:span text:style-name="T7">ENT_UPD_USER</text:span><text:span text:style-name="T7"><text:tab/></text:span><text:span text:style-name="T7">VX(64)</text:span></text:p>
          <text:p text:style-name="P15"><text:span text:style-name="T7"><text:tab/></text:span><text:span text:style-name="T7">ENT_UPD_STAMP</text:span><text:span text:style-name="T7"><text:tab/></text:span><text:span text:style-name="T7">TIMESTAMP</text:span></text:p>
          <text:p text:style-name="P15"><text:span text:style-name="T7"><text:tab/></text:span><text:span text:style-name="T7">ENT_STLMT_NUMBER</text:span><text:span text:style-name="T7"><text:tab/></text:span><text:span text:style-name="T7">BIGINT</text:span></text:p>
          <text:p text:style-name="P15"><text:span text:style-name="T7"><text:tab/></text:span><text:span text:style-name="T7">ENT_STLMT_USER</text:span><text:span text:style-name="T7"><text:tab/></text:span><text:span text:style-name="T7">VX(64)</text:span></text:p>
          <text:p text:style-name="P15"><text:span text:style-name="T7"><text:tab/></text:span><text:span text:style-name="T7">ENT_STLMT_STAMP</text:span><text:span text:style-name="T7"><text:tab/></text:span><text:span text:style-name="T7">TIMESTAMP</text:span></text:p>
          <text:p text:style-name="P15"><text:span text:style-name="T7"><text:tab/></text:span><text:span text:style-name="T7">ENT_OPE_NUMBER</text:span><text:span text:style-name="T7"><text:tab/></text:span><text:span text:style-name="T7">BIGINT</text:span></text:p>
          <text:p text:style-name="P15"><text:span text:style-name="T7"><text:tab/></text:span><text:span text:style-name="T7">ENT_RULE</text:span><text:span text:style-name="T7"><text:tab/></text:span><text:span text:style-name="T7">X(1)</text:span></text:p>
          <text:p text:style-name="P15"><text:span text:style-name="T7"><text:tab/></text:span><text:span text:style-name="T7">ENT_TIERS</text:span><text:span text:style-name="T7"><text:tab/></text:span><text:span text:style-name="T7">VX(64)</text:span></text:p>
          <text:p text:style-name="P15"><text:span text:style-name="T7"><text:tab/></text:span><text:span text:style-name="T7">ENT_NOTES</text:span><text:span text:style-name="T7"><text:tab/></text:span><text:span text:style-name="T7">VX(4096)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16.297cm" svg:y="10.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4cm" svg:height="2cm" svg:x="21.797cm" svg:y="11.001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15"><text:span text:style-name="T7"><text:tab/></text:span><text:span text:style-name="T7">CUR_LABEL</text:span><text:span text:style-name="T7"><text:tab/></text:span><text:span text:style-name="T7">VX(256)</text:span></text:p>
          <text:p text:style-name="P15"><text:span text:style-name="T7"><text:tab/></text:span><text:span text:style-name="T7">CUR_SYMBOL</text:span><text:span text:style-name="T7"><text:tab/></text:span><text:span text:style-name="T7">X(3)</text:span></text:p>
          <text:p text:style-name="P15"><text:span text:style-name="T7"><text:tab/></text:span><text:span text:style-name="T7">CUR_DIGITS</text:span><text:span text:style-name="T7"><text:tab/></text:span><text:span text:style-name="T7">INTEGER</text:span></text:p>
          <text:p text:style-name="P15"><text:span text:style-name="T7"><text:tab/></text:span><text:span text:style-name="T7">CUR_NOTES</text:span><text:span text:style-name="T7"><text:tab/></text:span><text:span text:style-name="T7">VX(4096)</text:span></text:p>
          <text:p text:style-name="P15"><text:span text:style-name="T7"><text:tab/></text:span><text:span text:style-name="T7">CUR_UPD_USER</text:span><text:span text:style-name="T7"><text:tab/></text:span><text:span text:style-name="T7">VX(64)</text:span></text:p>
          <text:p text:style-name="P15"><text:span text:style-name="T7"><text:tab/></text:span><text:span text:style-name="T7">CUR_UPD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21.797cm" svg:y="10.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5.424cm" svg:height="4.695cm" svg:x="16.167cm" svg:y="17.57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4cm" svg:height="2cm" svg:x="16.301cm" svg:y="18.199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<text:tab/></text:span><text:span text:style-name="T7">LED_LABEL</text:span><text:span text:style-name="T7"><text:tab/></text:span><text:span text:style-name="T7">VX(256)</text:span></text:p>
          <text:p text:style-name="P15"><text:span text:style-name="T7"><text:tab/></text:span><text:span text:style-name="T7">LED_NOTES</text:span><text:span text:style-name="T7"><text:tab/></text:span><text:span text:style-name="T7">VX(4096)</text:span></text:p>
          <text:p text:style-name="P15"><text:span text:style-name="T7"><text:tab/></text:span><text:span text:style-name="T7">LED_UPD_USER</text:span><text:span text:style-name="T7"><text:tab/></text:span><text:span text:style-name="T7">VX(64)</text:span></text:p>
          <text:p text:style-name="P15"><text:span text:style-name="T7"><text:tab/></text:span><text:span text:style-name="T7">LED_UPD_STAMP</text:span><text:span text:style-name="T7"><text:tab/></text:span><text:span text:style-name="T7">TIMESTAMP</text:span></text:p>
          <text:p text:style-name="P15"><text:span text:style-name="T7"><text:tab/></text:span><text:span text:style-name="T7">LED_LAST_CLO</text:span><text:span text:style-name="T7"><text:tab/></text:span><text:span text:style-name="T7">DATE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16.301cm" svg:y="17.698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4.25cm" svg:height="1.999cm" svg:x="21.801cm" svg:y="18.199cm">
          <text:p text:style-name="P17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7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17"><text:span text:style-name="T7"><text:tab/></text:span><text:span text:style-name="T7">LED_CUR_VAL_DEBIT</text:span><text:span text:style-name="T7"><text:tab/></text:span><text:span text:style-name="T7">DECIMAL(20,5)</text:span></text:p>
          <text:p text:style-name="P17"><text:span text:style-name="T7"><text:tab/></text:span><text:span text:style-name="T7">LED_CUR_VAL_CREDIT</text:span><text:span text:style-name="T7"><text:tab/></text:span><text:span text:style-name="T7">DECIMAL(20,5)</text:span></text:p>
          <text:p text:style-name="P17"><text:span text:style-name="T7"><text:tab/></text:span><text:span text:style-name="T7">LED_CUR_ROUGH_DEBIT</text:span><text:span text:style-name="T7"><text:tab/></text:span><text:span text:style-name="T7">DECIMAL(20,5)</text:span></text:p>
          <text:p text:style-name="P17"><text:span text:style-name="T7"><text:tab/></text:span><text:span text:style-name="T7">LED_CUR_ROUGH_CREDIT</text:span><text:span text:style-name="T7"><text:tab/></text:span><text:span text:style-name="T7">DECIMAL(20,5)</text:span></text:p>
          <text:p text:style-name="P17"><text:span text:style-name="T7"><text:tab/></text:span><text:span text:style-name="T7">LED_CUR_FUT_DEBIT</text:span><text:span text:style-name="T7"><text:tab/></text:span><text:span text:style-name="T7">DECIMAL(20,5)</text:span></text:p>
          <text:p text:style-name="P17"><text:span text:style-name="T7"><text:tab/></text:span><text:span text:style-name="T7">LED_CUR_FUT_CREDIT</text:span><text:span text:style-name="T7"><text:tab/></text:span><text:span text:style-name="T7">DECIMAL(20,5)</text:span></text:p>
          <text:p text:style-name="P15"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.25cm" svg:height="0.5cm" svg:x="21.801cm" svg:y="17.69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1.813cm" svg:y1="18.444cm" svg:x2="20.301cm" svg:y2="18.444cm">
          <text:p/>
        </draw:line>
        <draw:custom-shape draw:style-name="gr37" draw:text-style-name="P14" draw:layer="layout" svg:width="9.724cm" svg:height="4.626cm" svg:x="5.169cm" svg:y="22.851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cm" svg:height="3.817cm" svg:x="10.7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<text:tab/></text:span><text:span text:style-name="T7">OTE_LABEL</text:span><text:span text:style-name="T7"><text:tab/></text:span><text:span text:style-name="T7">VX(256)</text:span></text:p>
          <text:p text:style-name="P15"><text:span text:style-name="T7"><text:tab/></text:span><text:span text:style-name="T7">OTE_LED_MNEMO</text:span><text:span text:style-name="T7"><text:tab/></text:span><text:span text:style-name="T7">VX(64)</text:span></text:p>
          <text:p text:style-name="P15"><text:span text:style-name="T7"><text:tab/></text:span><text:span text:style-name="T7">OTE_LED_LOCKED</text:span><text:span text:style-name="T7"><text:tab/></text:span><text:span text:style-name="T7">X(1)</text:span></text:p>
          <text:p text:style-name="P15"><text:span text:style-name="T7"><text:tab/></text:span><text:span text:style-name="T7">OTE_REF</text:span><text:span text:style-name="T7"><text:tab/></text:span><text:span text:style-name="T7">VX(256)</text:span></text:p>
          <text:p text:style-name="P15"><text:span text:style-name="T7"><text:tab/></text:span><text:span text:style-name="T7">OTE_REF_LOCKED</text:span><text:span text:style-name="T7"><text:tab/></text:span><text:span text:style-name="T7">X(1)</text:span></text:p>
          <text:p text:style-name="P15"><text:span text:style-name="T7"><text:tab/></text:span><text:span text:style-name="T7">OTE_REF_MANDATORY</text:span><text:span text:style-name="T7"><text:tab/></text:span><text:span text:style-name="T7">X(1)</text:span></text:p>
          <text:p text:style-name="P15"><text:span text:style-name="T7"><text:tab/></text:span><text:span text:style-name="T7">OTE_PMA_ROW</text:span><text:span text:style-name="T7"><text:tab/></text:span><text:span text:style-name="T7">INTEGER</text:span></text:p>
          <text:p text:style-name="P15"><text:span text:style-name="T7"><text:tab/></text:span><text:span text:style-name="T7">OTE_HAVE_TIERS</text:span><text:span text:style-name="T7"><text:tab/></text:span><text:span text:style-name="T7">X(1)</text:span></text:p>
          <text:p text:style-name="P15"><text:span text:style-name="T7"><text:tab/></text:span><text:span text:style-name="T7">OTE_TIERS</text:span><text:span text:style-name="T7"><text:tab/></text:span><text:span text:style-name="T7">VX(256)</text:span></text:p>
          <text:p text:style-name="P15"><text:span text:style-name="T7"><text:tab/></text:span><text:span text:style-name="T7">OTE_TIERS_LOCKED</text:span><text:span text:style-name="T7"><text:tab/></text:span><text:span text:style-name="T7">X(1)</text:span></text:p>
          <text:p text:style-name="P15"><text:span text:style-name="T7"><text:tab/></text:span><text:span text:style-name="T7">OTE_HAVE_QPPRO</text:span><text:span text:style-name="T7"><text:tab/></text:span><text:span text:style-name="T7">X(1)</text:span></text:p>
          <text:p text:style-name="P15"><text:span text:style-name="T7"><text:tab/></text:span><text:span text:style-name="T7">OTE_QPPRO</text:span><text:span text:style-name="T7"><text:tab/></text:span><text:span text:style-name="T7">VX(256)</text:span></text:p>
          <text:p text:style-name="P15"><text:span text:style-name="T7"><text:tab/></text:span><text:span text:style-name="T7">OTE_QPPRO_LOCKED</text:span><text:span text:style-name="T7"><text:tab/></text:span><text:span text:style-name="T7">X(1)</text:span></text:p>
          <text:p text:style-name="P15"><text:span text:style-name="T7"><text:tab/></text:span><text:span text:style-name="T7">OTE_HAVE_RULE</text:span><text:span text:style-name="T7"><text:tab/></text:span><text:span text:style-name="T7">X(1)</text:span></text:p>
          <text:p text:style-name="P15"><text:span text:style-name="T7"><text:tab/></text:span><text:span text:style-name="T7">OTE_RULE</text:span><text:span text:style-name="T7"><text:tab/></text:span><text:span text:style-name="T7">X(1)</text:span></text:p>
          <text:p text:style-name="P15"><text:span text:style-name="T7"><text:tab/></text:span><text:span text:style-name="T7">OTE_RULE_LOCKED</text:span><text:span text:style-name="T7"><text:tab/></text:span><text:span text:style-name="T7">X(1)</text:span></text:p>
          <text:p text:style-name="P15"><text:span text:style-name="T7"><text:tab/></text:span><text:span text:style-name="T7">OTE_NOTES</text:span><text:span text:style-name="T7"><text:tab/></text:span><text:span text:style-name="T7">VX(4096)</text:span></text:p>
          <text:p text:style-name="P15"><text:span text:style-name="T7"><text:tab/></text:span><text:span text:style-name="T7">OTE_UPD_USER</text:span><text:span text:style-name="T7"><text:tab/></text:span><text:span text:style-name="T7">VX(64)</text:span></text:p>
          <text:p text:style-name="P15"><text:span text:style-name="T7"><text:tab/></text:span><text:span text:style-name="T7">OTE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10.797cm" svg:y="23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4cm" svg:height="3cm" svg:x="5.2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15"><text:span text:style-name="T7"><text:tab/></text:span><text:span text:style-name="T7">OTE_DET_COMMENT</text:span><text:span text:style-name="T7"><text:tab/></text:span><text:span text:style-name="T7">VX(256)</text:span></text:p>
          <text:p text:style-name="P15"><text:span text:style-name="T7"><text:tab/></text:span><text:span text:style-name="T7">OTE_DET_ACCOUNT</text:span><text:span text:style-name="T7"><text:tab/></text:span><text:span text:style-name="T7">VX(256)</text:span></text:p>
          <text:p text:style-name="P15"><text:span text:style-name="T7"><text:tab/></text:span><text:span text:style-name="T7">OTE_DET_ACCOUNT_LOCKED</text:span><text:span text:style-name="T7"><text:tab/></text:span><text:span text:style-name="T7">X(1)</text:span></text:p>
          <text:p text:style-name="P15"><text:span text:style-name="T7"><text:tab/></text:span><text:span text:style-name="T7">OTE_DET_LABEL</text:span><text:span text:style-name="T7"><text:tab/></text:span><text:span text:style-name="T7">VX(256)</text:span></text:p>
          <text:p text:style-name="P15"><text:span text:style-name="T7"><text:tab/></text:span><text:span text:style-name="T7">OTE_DET_LABEL_LOCKED</text:span><text:span text:style-name="T7"><text:tab/></text:span><text:span text:style-name="T7">X(1)</text:span></text:p>
          <text:p text:style-name="P15"><text:span text:style-name="T7"><text:tab/></text:span><text:span text:style-name="T7">OTE_DET_DEBIT</text:span><text:span text:style-name="T7"><text:tab/></text:span><text:span text:style-name="T7">VX(256)</text:span></text:p>
          <text:p text:style-name="P15"><text:span text:style-name="T7"><text:tab/></text:span><text:span text:style-name="T7">OTE_DET_DEBIT_LOCKED</text:span><text:span text:style-name="T7"><text:tab/></text:span><text:span text:style-name="T7">X(1)</text:span></text:p>
          <text:p text:style-name="P15"><text:span text:style-name="T7"><text:tab/></text:span><text:span text:style-name="T7">OTE_DET_CREDIT</text:span><text:span text:style-name="T7"><text:tab/></text:span><text:span text:style-name="T7">VX(256)</text:span></text:p>
          <text:p text:style-name="P15"><text:span text:style-name="T7"><text:tab/></text:span><text:span text:style-name="T7">OTE_DET_CREDIT_LOCKED</text:span><text:span text:style-name="T7"><text:tab/></text:span><text:span text:style-name="T7">X(1)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5.297cm" svg:y="23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9.311cm" svg:y1="23.703cm" svg:x2="10.788cm" svg:y2="23.703cm">
          <text:p/>
        </draw:line>
        <draw:custom-shape draw:style-name="gr40" draw:text-style-name="P14" draw:layer="layout" svg:width="9.776cm" svg:height="4.138cm" svg:x="16.164cm" svg:y="22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4cm" svg:height="1.5cm" svg:x="16.297cm" svg:y="23.5cm">
          <text:p text:style-name="P15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5"><text:span text:style-name="T7"><text:tab/></text:span><text:span text:style-name="T7">RAT_LABEL</text:span><text:span text:style-name="T7"><text:tab/></text:span><text:span text:style-name="T7">VX(256)</text:span></text:p>
          <text:p text:style-name="P15"><text:span text:style-name="T7"><text:tab/></text:span><text:span text:style-name="T7">RAT_NOTES</text:span><text:span text:style-name="T7"><text:tab/></text:span><text:span text:style-name="T7">VX(4096)</text:span></text:p>
          <text:p text:style-name="P15"><text:span text:style-name="T7"><text:tab/></text:span><text:span text:style-name="T7">RAT_UPD_USER</text:span><text:span text:style-name="T7"><text:tab/></text:span><text:span text:style-name="T7">VX(64)</text:span></text:p>
          <text:p text:style-name="P15"><text:span text:style-name="T7"><text:tab/></text:span><text:span text:style-name="T7">RAT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16.302cm" svg:y="23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4cm" svg:height="1.5cm" svg:x="21.797cm" svg:y="23.5cm">
          <text:p text:style-name="P19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9"><text:span text:style-name="T7"><text:tab/></text:span><text:span text:style-name="T7">RAT_VAL_BEGIN</text:span><text:span text:style-name="T7"><text:tab/></text:span><text:span text:style-name="T7">DATE</text:span></text:p>
          <text:p text:style-name="P19"><text:span text:style-name="T7"><text:tab/></text:span><text:span text:style-name="T7">RAT_VAL_END</text:span><text:span text:style-name="T7"><text:tab/></text:span><text:span text:style-name="T7">DATE</text:span></text:p>
          <text:p text:style-name="P19"><text:span text:style-name="T7"><text:tab/></text:span><text:span text:style-name="T7">RAT_VAL_RATE</text:span><text:span text:style-name="T7"><text:tab/></text:span><text:span text:style-name="T7">DECIMAL(20,5)</text:span></text:p>
          <text:p text:style-name="P19"><text:span text:style-name="T7"/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21.797cm" svg:y="23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1.747cm" svg:y1="23.67cm" svg:x2="20.299cm" svg:y2="23.67cm">
          <text:p/>
        </draw:line>
        <draw:custom-shape draw:style-name="gr42" draw:text-style-name="P16" draw:layer="layout" svg:width="4cm" svg:height="5.966cm" svg:x="21.6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<text:tab/></text:span><text:span text:style-name="T7">DOS_DEF_CURRENCY</text:span><text:span text:style-name="T7"><text:tab/></text:span><text:span text:style-name="T7">X(3)</text:span></text:p>
          <text:p text:style-name="P15"><text:span text:style-name="T7"><text:tab/></text:span><text:span text:style-name="T7">DOS_EXE_BEGIN</text:span><text:span text:style-name="T7"><text:tab/></text:span><text:span text:style-name="T7">DATE</text:span></text:p>
          <text:p text:style-name="P15"><text:span text:style-name="T7"><text:tab/></text:span><text:span text:style-name="T7">DOS_EXE_END</text:span><text:span text:style-name="T7"><text:tab/></text:span><text:span text:style-name="T7">DATE</text:span></text:p>
          <text:p text:style-name="P15"><text:span text:style-name="T7"><text:tab/></text:span><text:span text:style-name="T7">DOS_EXE_LENGTH</text:span><text:span text:style-name="T7"><text:tab/></text:span><text:span text:style-name="T7">INTEGER</text:span></text:p>
          <text:p text:style-name="P15"><text:span text:style-name="T7"><text:tab/></text:span><text:span text:style-name="T7">DOS_EXE_NOTES</text:span><text:span text:style-name="T7"><text:tab/></text:span><text:span text:style-name="T7">VX(4096)</text:span></text:p>
          <text:p text:style-name="P15"><text:span text:style-name="T7"><text:tab/></text:span><text:span text:style-name="T7">DOS_FORW_OPE</text:span><text:span text:style-name="T7"><text:tab/></text:span><text:span text:style-name="T7">VX(64)</text:span></text:p>
          <text:p text:style-name="P15"><text:span text:style-name="T7"><text:tab/></text:span><text:span text:style-name="T7">DOS_IMPORT_LEDGER</text:span><text:span text:style-name="T7"><text:tab/></text:span><text:span text:style-name="T7">VX(64)</text:span></text:p>
          <text:p text:style-name="P15"><text:span text:style-name="T7"><text:tab/></text:span><text:span text:style-name="T7">DOS_LABEL</text:span><text:span text:style-name="T7"><text:tab/></text:span><text:span text:style-name="T7">VX(256)</text:span></text:p>
          <text:p text:style-name="P15"><text:span text:style-name="T7"><text:tab/></text:span><text:span text:style-name="T7">DOS_NOTES</text:span><text:span text:style-name="T7"><text:tab/></text:span><text:span text:style-name="T7">VX(4096)</text:span></text:p>
          <text:p text:style-name="P15"><text:span text:style-name="T7"><text:tab/></text:span><text:span text:style-name="T7">DOS_SIREN</text:span><text:span text:style-name="T7"><text:tab/></text:span><text:span text:style-name="T7">VX(64)</text:span></text:p>
          <text:p text:style-name="P15"><text:span text:style-name="T7"><text:tab/></text:span><text:span text:style-name="T7">DOS_SIRET</text:span><text:span text:style-name="T7"><text:tab/></text:span><text:span text:style-name="T7">VX(64)</text:span></text:p>
          <text:p text:style-name="P15"><text:span text:style-name="T7"><text:tab/></text:span><text:span text:style-name="T7">DOS_SLD_OPE</text:span><text:span text:style-name="T7"><text:tab/></text:span><text:span text:style-name="T7">VX(64)</text:span></text:p>
          <text:p text:style-name="P15"><text:span text:style-name="T7"><text:tab/></text:span><text:span text:style-name="T7">DOS_UPD_USER</text:span><text:span text:style-name="T7"><text:tab/></text:span><text:span text:style-name="T7">VX(64)</text:span></text:p>
          <text:p text:style-name="P15"><text:span text:style-name="T7"><text:tab/></text:span><text:span text:style-name="T7">DOS_UPD_STAMP</text:span><text:span text:style-name="T7"><text:tab/></text:span><text:span text:style-name="T7">TIMESTAMP</text:span></text:p>
          <text:p text:style-name="P15"><text:span text:style-name="T7"><text:tab/></text:span><text:span text:style-name="T7">DOS_LAST_BAT</text:span><text:span text:style-name="T7"><text:tab/></text:span><text:span text:style-name="T7">BIGINT</text:span></text:p>
          <text:p text:style-name="P15"><text:span text:style-name="T7"><text:tab/></text:span><text:span text:style-name="T7">DOS_LAST_BATLINE</text:span><text:span text:style-name="T7"><text:tab/></text:span><text:span text:style-name="T7">BIGINT</text:span></text:p>
          <text:p text:style-name="P15"><text:span text:style-name="T7"><text:tab/></text:span><text:span text:style-name="T7">DOS_LAST_CONCIL</text:span><text:span text:style-name="T7"><text:tab/></text:span><text:span text:style-name="T7">BIGINT</text:span></text:p>
          <text:p text:style-name="P15"><text:span text:style-name="T7"><text:tab/></text:span><text:span text:style-name="T7">DOS_LAST_ENTRY</text:span><text:span text:style-name="T7"><text:tab/></text:span><text:span text:style-name="T7">BIGINT</text:span></text:p>
          <text:p text:style-name="P15"><text:span text:style-name="T7"><text:tab/></text:span><text:span text:style-name="T7">DOS_LAST_OPE</text:span><text:span text:style-name="T7"><text:tab/></text:span><text:span text:style-name="T7">BIGINT</text:span></text:p>
          <text:p text:style-name="P15"><text:span text:style-name="T7"><text:tab/></text:span><text:span text:style-name="T7">DOS_LAST_SETTLEMENT</text:span><text:span text:style-name="T7"><text:tab/></text:span><text:span text:style-name="T7">BIGINT</text:span></text:p>
          <text:p text:style-name="P15"><text:span text:style-name="T7"><text:tab/></text:span><text:span text:style-name="T7">DOS_LAST_DOC</text:span><text:span text:style-name="T7"><text:tab/></text:span><text:span text:style-name="T7">BIGINT</text:span></text:p>
          <text:p text:style-name="P15"><text:span text:style-name="T7"><text:tab/></text:span><text:span text:style-name="T7">DOS_LAST_CLOSING</text:span><text:span text:style-name="T7"><text:tab/></text:span><text:span text:style-name="T7">DATE</text:span></text:p>
          <text:p text:style-name="P15"><text:span text:style-name="T7"><text:tab/></text:span><text:span text:style-name="T7">DOS_CURRENT</text:span><text:span text:style-name="T7"><text:tab/></text:span><text:span text:style-name="T7">X(1)</text:span></text:p>
          <text:p text:style-name="P15"><text:span text:style-name="T7"><text:tab/></text:span><text:span text:style-name="T7">DOS_PREVEXE_ENTRY</text:span><text:span text:style-name="T7"><text:tab/></text:span><text:span text:style-name="T7">BIGINT</text:span></text:p>
          <text:p text:style-name="P15"><text:span text:style-name="T7"><text:tab/></text:span><text:span text:style-name="T7">DOS_PREVEXE_END</text:span><text:span text:style-name="T7"><text:tab/></text:span><text:span text:style-name="T7">DATE</text:span></text:p>
          <text:p text:style-name="P15"><text:span text:style-name="T7"><text:tab/></text:span><text:span text:style-name="T7">DOS_RPID</text:span><text:span text:style-name="T7"><text:tab/></text:span><text:span text:style-name="T7">VX(64)</text:span></text:p>
          <text:p text:style-name="P1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4cm" svg:height="0.5cm" svg:x="21.697cm" svg:y="2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43" draw:text-style-name="P16" draw:layer="layout" svg:width="4cm" svg:height="1cm" svg:x="27.1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15"><text:span text:style-name="T7"><text:tab/></text:span><text:span text:style-name="T7">DOS_SLD_ACCOUNT</text:span><text:span text:style-name="T7"><text:tab/></text:span><text:span text:style-name="T7">VX(64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4cm" svg:height="0.5cm" svg:x="27.197cm" svg:y="2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7.195cm" svg:y1="2.692cm" svg:x2="25.719cm" svg:y2="2.692cm">
          <text:p/>
        </draw:line>
        <draw:custom-shape draw:style-name="gr44" draw:text-style-name="P14" draw:layer="layout" svg:width="9.416cm" svg:height="5.611cm" svg:x="5.176cm" svg:y="10.367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4.15cm" svg:height="4.5cm" svg:x="5.297cm" svg:y="11.001cm">
          <text:p text:style-name="P21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21"><text:span text:style-name="T7"><text:tab/></text:span><text:span text:style-name="T7">ACC_LABEL</text:span><text:span text:style-name="T7"><text:tab/></text:span><text:span text:style-name="T7">VX(256)</text:span></text:p>
          <text:p text:style-name="P21"><text:span text:style-name="T7"><text:tab/></text:span><text:span text:style-name="T7">ACC_CURRENCY</text:span><text:span text:style-name="T7"><text:tab/></text:span><text:span text:style-name="T7">X(3)</text:span></text:p>
          <text:p text:style-name="P21"><text:span text:style-name="T7"><text:tab/></text:span><text:span text:style-name="T7">ACC_NOTES</text:span><text:span text:style-name="T7"><text:tab/></text:span><text:span text:style-name="T7">VX(4096)</text:span></text:p>
          <text:p text:style-name="P21"><text:span text:style-name="T7"><text:tab/></text:span><text:span text:style-name="T7">ACC_ROOT</text:span><text:span text:style-name="T7"><text:tab/></text:span><text:span text:style-name="T7">X(1)</text:span></text:p>
          <text:p text:style-name="P21"><text:span text:style-name="T7"><text:tab/></text:span><text:span text:style-name="T7">ACC_SETTLEABLE</text:span><text:span text:style-name="T7"><text:tab/></text:span><text:span text:style-name="T7">X(1)</text:span></text:p>
          <text:p text:style-name="P21"><text:span text:style-name="T7"><text:tab/></text:span><text:span text:style-name="T7">ACC_KEEP_UNSETTLED</text:span><text:span text:style-name="T7"><text:tab/></text:span><text:span text:style-name="T7">X(1)</text:span></text:p>
          <text:p text:style-name="P21"><text:span text:style-name="T7"><text:tab/></text:span><text:span text:style-name="T7">ACC_RECONCILIABLE</text:span><text:span text:style-name="T7"><text:tab/></text:span><text:span text:style-name="T7">X(1)</text:span></text:p>
          <text:p text:style-name="P21"><text:span text:style-name="T7"><text:tab/></text:span><text:span text:style-name="T7">ACC_KEEP_UNRECONCILATED</text:span><text:span text:style-name="T7"><text:tab/></text:span><text:span text:style-name="T7">X(1)</text:span></text:p>
          <text:p text:style-name="P21"><text:span text:style-name="T7"><text:tab/></text:span><text:span text:style-name="T7">ACC_FORWARDABLE</text:span><text:span text:style-name="T7"><text:tab/></text:span><text:span text:style-name="T7">X(1)</text:span></text:p>
          <text:p text:style-name="P21"><text:span text:style-name="T7"><text:tab/></text:span><text:span text:style-name="T7">ACC_UPD_USER</text:span><text:span text:style-name="T7"><text:tab/></text:span><text:span text:style-name="T7">VX(64)</text:span></text:p>
          <text:p text:style-name="P21"><text:span text:style-name="T7"><text:tab/></text:span><text:span text:style-name="T7">ACC_UPD_STAMP</text:span><text:span text:style-name="T7"><text:tab/></text:span><text:span text:style-name="T7">TIMESTAMP</text:span></text:p>
          <text:p text:style-name="P21"><text:span text:style-name="T7"><text:tab/></text:span><text:span text:style-name="T7">ACC_VAL_DEBIT</text:span><text:span text:style-name="T7"><text:tab/></text:span><text:span text:style-name="T7">DECIMAL(20,5)</text:span></text:p>
          <text:p text:style-name="P21"><text:span text:style-name="T7"><text:tab/></text:span><text:span text:style-name="T7">ACC_VAL_CREDIT</text:span><text:span text:style-name="T7"><text:tab/></text:span><text:span text:style-name="T7">DECIMAL(20,5)</text:span></text:p>
          <text:p text:style-name="P21"><text:span text:style-name="T7"><text:tab/></text:span><text:span text:style-name="T7">ACC_ROUGH_DEBIT</text:span><text:span text:style-name="T7"><text:tab/></text:span><text:span text:style-name="T7">DECIMAL(20,5)</text:span></text:p>
          <text:p text:style-name="P21"><text:span text:style-name="T7"><text:tab/></text:span><text:span text:style-name="T7">ACC_ROUGH_CREDIT</text:span><text:span text:style-name="T7"><text:tab/></text:span><text:span text:style-name="T7">DECIMAL(20,5)</text:span></text:p>
          <text:p text:style-name="P21"><text:span text:style-name="T7"><text:tab/></text:span><text:span text:style-name="T7">ACC_FUT_DEBIT</text:span><text:span text:style-name="T7"><text:tab/></text:span><text:span text:style-name="T7">DECIMAL(20,5)</text:span></text:p>
          <text:p text:style-name="P21"><text:span text:style-name="T7"><text:tab/></text:span><text:span text:style-name="T7">ACC_FUT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.15cm" svg:height="0.5cm" svg:x="5.297cm" svg:y="10.5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9.939cm" svg:height="4.633cm" svg:x="5.105cm" svg:y="1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4cm" svg:height="3cm" svg:x="5.297cm" svg:y="2.501cm">
          <text:p text:style-name="P15"><text:span text:style-name="T7"># BAT_ID</text:span><text:span text:style-name="T7"><text:tab/></text:span><text:span text:style-name="T7">BIGINT</text:span></text:p>
          <text:p text:style-name="P15"><text:span text:style-name="T7"><text:tab/></text:span><text:span text:style-name="T7">BAT_URI</text:span><text:span text:style-name="T7"><text:tab/></text:span><text:span text:style-name="T7">VX(4096)</text:span></text:p>
          <text:p text:style-name="P15"><text:span text:style-name="T7"><text:tab/></text:span><text:span text:style-name="T7">BAT_FORMAT</text:span><text:span text:style-name="T7"><text:tab/></text:span><text:span text:style-name="T7">VX(128)</text:span></text:p>
          <text:p text:style-name="P15"><text:span text:style-name="T7"><text:tab/></text:span><text:span text:style-name="T7">BAT_BEGIN</text:span><text:span text:style-name="T7"><text:tab/></text:span><text:span text:style-name="T7">DATE</text:span></text:p>
          <text:p text:style-name="P15"><text:span text:style-name="T7"><text:tab/></text:span><text:span text:style-name="T7">BAT_END</text:span><text:span text:style-name="T7"><text:tab/></text:span><text:span text:style-name="T7">DATE</text:span></text:p>
          <text:p text:style-name="P15"><text:span text:style-name="T7"><text:tab/></text:span><text:span text:style-name="T7">BAT_RIB</text:span><text:span text:style-name="T7"><text:tab/></text:span><text:span text:style-name="T7">VX(128)</text:span></text:p>
          <text:p text:style-name="P15"><text:span text:style-name="T7"><text:tab/></text:span><text:span text:style-name="T7">BAT_CURRENCY</text:span><text:span text:style-name="T7"><text:tab/></text:span><text:span text:style-name="T7">X(3)</text:span></text:p>
          <text:p text:style-name="P15"><text:span text:style-name="T7"><text:tab/></text:span><text:span text:style-name="T7">BAT_SOLDE</text:span><text:span text:style-name="T7"><text:tab/></text:span><text:span text:style-name="T7">DECIMAL(20,5)</text:span></text:p>
          <text:p text:style-name="P15"><text:span text:style-name="T7"><text:tab/></text:span><text:span text:style-name="T7">BAT_ACCOUNT</text:span><text:span text:style-name="T7"><text:tab/></text:span><text:span text:style-name="T7">VX(64)</text:span></text:p>
          <text:p text:style-name="P15"><text:span text:style-name="T7"><text:tab/></text:span><text:span text:style-name="T7">BAT_NOTES</text:span><text:span text:style-name="T7"><text:tab/></text:span><text:span text:style-name="T7">VX(4096)</text:span></text:p>
          <text:p text:style-name="P15"><text:span text:style-name="T7"><text:tab/></text:span><text:span text:style-name="T7">BAT_UPD_USER</text:span><text:span text:style-name="T7"><text:tab/></text:span><text:span text:style-name="T7">VX(64)</text:span></text:p>
          <text:p text:style-name="P15"><text:span text:style-name="T7"><text:tab/></text:span><text:span text:style-name="T7">BAT_UPD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5.297cm" svg:y="2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4cm" svg:height="2.05cm" svg:x="10.797cm" svg:y="2.501cm">
          <text:p text:style-name="P15"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15"><text:span text:style-name="T7"><text:tab/></text:span><text:span text:style-name="T7">BAT_LINE_DEFFECT</text:span><text:span text:style-name="T7"><text:tab/></text:span><text:span text:style-name="T7">DATE</text:span></text:p>
          <text:p text:style-name="P15"><text:span text:style-name="T7"><text:tab/></text:span><text:span text:style-name="T7">BAT_LINE_DOPE</text:span><text:span text:style-name="T7"><text:tab/></text:span><text:span text:style-name="T7">DATE</text:span></text:p>
          <text:p text:style-name="P15"><text:span text:style-name="T7"><text:tab/></text:span><text:span text:style-name="T7">BAT_LINE_REF</text:span><text:span text:style-name="T7"><text:tab/></text:span><text:span text:style-name="T7">VX(256)</text:span></text:p>
          <text:p text:style-name="P15"><text:span text:style-name="T7"><text:tab/></text:span><text:span text:style-name="T7">BAT_LINE_LABEL</text:span><text:span text:style-name="T7"><text:tab/></text:span><text:span text:style-name="T7">VX(256)</text:span></text:p>
          <text:p text:style-name="P15"><text:span text:style-name="T7"><text:tab/></text:span><text:span text:style-name="T7">BAT_LINE_CURRENCY</text:span><text:span text:style-name="T7"><text:tab/></text:span><text:span text:style-name="T7">X(3)</text:span></text:p>
          <text:p text:style-name="P15"><text:span text:style-name="T7"><text:tab/></text:span><text:span text:style-name="T7">BAT_LINE_AMOUNT</text:span><text:span text:style-name="T7"><text:tab/></text:span><text:span text:style-name="T7">DECIMAL(20,5)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10.797cm" svg:y="2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10.788cm" svg:y1="2.717cm" svg:x2="9.268cm" svg:y2="2.717cm">
          <text:p/>
        </draw:line>
        <draw:custom-shape draw:style-name="gr48" draw:text-style-name="P14" draw:layer="layout" svg:width="4.342cm" svg:height="4.358cm" svg:x="5.118cm" svg:y="17.5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4cm" svg:height="1.5cm" svg:x="5.297cm" svg:y="18.201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<text:tab/></text:span><text:span text:style-name="T7">CLA_LABEL</text:span><text:span text:style-name="T7"><text:tab/></text:span><text:span text:style-name="T7">VX(256)</text:span></text:p>
          <text:p text:style-name="P15"><text:span text:style-name="T7"><text:tab/></text:span><text:span text:style-name="T7">CLA_NOTES</text:span><text:span text:style-name="T7"><text:tab/></text:span><text:span text:style-name="T7">VX(4096)</text:span></text:p>
          <text:p text:style-name="P15"><text:span text:style-name="T7"><text:tab/></text:span><text:span text:style-name="T7">CLA_UPD_USER</text:span><text:span text:style-name="T7"><text:tab/></text:span><text:span text:style-name="T7">VX(64)</text:span></text:p>
          <text:p text:style-name="P15"><text:span text:style-name="T7"><text:tab/></text:span><text:span text:style-name="T7">CLA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5.297cm" svg:y="17.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4cm" svg:height="0.999cm" svg:x="36.1cm" svg:y="17.076cm">
          <text:p text:style-name="P15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15"><text:span text:style-name="T7"><text:tab/></text:span><text:span text:style-name="T7">ROL_IS_ADMIN</text:span><text:span text:style-name="T7"><text:tab/></text:span><text:span text:style-name="T7">INTEGER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4cm" svg:height="0.501cm" svg:x="36.1cm" svg:y="16.575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4cm" svg:height="0.999cm" svg:x="36.1cm" svg:y="13.882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4cm" svg:height="0.501cm" svg:x="36.1cm" svg:y="13.381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4cm" svg:height="0.999cm" svg:x="36.1cm" svg:y="20.299cm">
          <text:p text:style-name="P15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15"><text:span text:style-name="T7"><text:tab/></text:span><text:span text:style-name="T7">AUD_STAMP</text:span><text:span text:style-name="T7"><text:tab/></text:span><text:span text:style-name="T7">TIMESTAMP</text:span></text:p>
          <text:p text:style-name="P15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4cm" svg:height="0.501cm" svg:x="36.1cm" svg:y="19.798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4.492cm" svg:y1="4.013cm" svg:x2="5.291cm" svg:y2="4.013cm">
          <text:p/>
        </draw:line>
        <draw:line draw:style-name="gr25" draw:text-style-name="P12" draw:layer="layout" svg:x1="4.491cm" svg:y1="9.097cm" svg:x2="4.491cm" svg:y2="4.023cm">
          <text:p/>
        </draw:line>
        <draw:line draw:style-name="gr25" draw:text-style-name="P12" draw:layer="layout" svg:x1="4.49cm" svg:y1="9.101cm" svg:x2="21.008cm" svg:y2="9.101cm">
          <text:p/>
        </draw:line>
        <draw:line draw:style-name="gr25" draw:text-style-name="P12" draw:layer="layout" svg:x1="9.763cm" svg:y1="4.006cm" svg:x2="10.795cm" svg:y2="4.006cm">
          <text:p/>
        </draw:line>
        <draw:line draw:style-name="gr25" draw:text-style-name="P12" draw:layer="layout" svg:x1="9.753cm" svg:y1="9.008cm" svg:x2="9.753cm" svg:y2="3.995cm">
          <text:p/>
        </draw:line>
        <draw:line draw:style-name="gr25" draw:text-style-name="P12" draw:layer="layout" svg:x1="9.747cm" svg:y1="9.001cm" svg:x2="21.104cm" svg:y2="9.002cm">
          <text:p/>
        </draw:line>
        <draw:line draw:style-name="gr25" draw:text-style-name="P12" draw:layer="layout" svg:x1="25.694cm" svg:y1="2.898cm" svg:x2="26.607cm" svg:y2="2.898cm">
          <text:p/>
        </draw:line>
        <draw:line draw:style-name="gr25" draw:text-style-name="P12" draw:layer="layout" svg:x1="26.695cm" svg:y1="2.899cm" svg:x2="27.18cm" svg:y2="2.899cm">
          <text:p/>
        </draw:line>
        <draw:line draw:style-name="gr25" draw:text-style-name="P12" draw:layer="layout" svg:x1="26.605cm" svg:y1="9.034cm" svg:x2="26.599cm" svg:y2="2.9cm">
          <text:p/>
        </draw:line>
        <draw:line draw:style-name="gr25" draw:text-style-name="P12" draw:layer="layout" svg:x1="26.699cm" svg:y1="9.112cm" svg:x2="26.695cm" svg:y2="2.887cm">
          <text:p/>
        </draw:line>
        <draw:line draw:style-name="gr51" draw:text-style-name="P12" draw:layer="layout" svg:x1="4.501cm" svg:y1="11.653cm" svg:x2="5.295cm" svg:y2="11.653cm">
          <text:p/>
        </draw:line>
        <draw:line draw:style-name="gr25" draw:text-style-name="P12" draw:layer="layout" svg:x1="4.489cm" svg:y1="11.659cm" svg:x2="4.489cm" svg:y2="9.193cm">
          <text:p/>
        </draw:line>
        <draw:line draw:style-name="gr25" draw:text-style-name="P12" draw:layer="layout" svg:x1="4.497cm" svg:y1="9.2cm" svg:x2="20.897cm" svg:y2="9.2cm">
          <text:p/>
        </draw:line>
        <draw:line draw:style-name="gr25" draw:text-style-name="P12" draw:layer="layout" svg:x1="15.47cm" svg:y1="12.471cm" svg:x2="16.305cm" svg:y2="12.471cm">
          <text:p/>
        </draw:line>
        <draw:line draw:style-name="gr25" draw:text-style-name="P12" draw:layer="layout" svg:x1="15.468cm" svg:y1="12.476cm" svg:x2="15.468cm" svg:y2="9.304cm">
          <text:p/>
        </draw:line>
        <draw:line draw:style-name="gr25" draw:text-style-name="P12" draw:layer="layout" svg:x1="15.467cm" svg:y1="9.305cm" svg:x2="20.793cm" svg:y2="9.305cm">
          <text:p/>
        </draw:line>
        <draw:line draw:style-name="gr25" draw:text-style-name="P12" draw:layer="layout" svg:x1="21.102cm" svg:y1="11.105cm" svg:x2="21.102cm" svg:y2="9.001cm">
          <text:p/>
        </draw:line>
        <draw:line draw:style-name="gr25" draw:text-style-name="P12" draw:layer="layout" svg:x1="21cm" svg:y1="11.209cm" svg:x2="21cm" svg:y2="9.104cm">
          <text:p/>
        </draw:line>
        <draw:line draw:style-name="gr25" draw:text-style-name="P12" draw:layer="layout" svg:x1="20.895cm" svg:y1="11.201cm" svg:x2="20.895cm" svg:y2="9.2cm">
          <text:p/>
        </draw:line>
        <draw:line draw:style-name="gr25" draw:text-style-name="P12" draw:layer="layout" svg:x1="20.795cm" svg:y1="11.201cm" svg:x2="20.795cm" svg:y2="9.311cm">
          <text:p/>
        </draw:line>
        <draw:line draw:style-name="gr52" draw:text-style-name="P12" draw:layer="layout" svg:x1="21.097cm" svg:y1="11.102cm" svg:x2="21.811cm" svg:y2="11.102cm">
          <text:p/>
        </draw:line>
        <draw:line draw:style-name="gr53" draw:text-style-name="P12" draw:layer="layout" svg:x1="20.801cm" svg:y1="11.201cm" svg:x2="21.807cm" svg:y2="11.201cm">
          <text:p/>
        </draw:line>
        <draw:line draw:style-name="gr25" draw:text-style-name="P12" draw:layer="layout" svg:x1="21.096cm" svg:y1="18.64cm" svg:x2="21.803cm" svg:y2="18.64cm">
          <text:p/>
        </draw:line>
        <draw:line draw:style-name="gr25" draw:text-style-name="P12" draw:layer="layout" svg:x1="21.082cm" svg:y1="18.666cm" svg:x2="21.082cm" svg:y2="11.305cm">
          <text:p/>
        </draw:line>
        <draw:line draw:style-name="gr21" draw:text-style-name="P12" draw:layer="layout" svg:x1="21.077cm" svg:y1="11.302cm" svg:x2="21.805cm" svg:y2="11.302cm">
          <text:p/>
        </draw:line>
        <draw:line draw:style-name="gr25" draw:text-style-name="P12" draw:layer="layout" svg:x1="4.695cm" svg:y1="11.338cm" svg:x2="5.307cm" svg:y2="11.34cm">
          <text:p/>
        </draw:line>
        <draw:line draw:style-name="gr25" draw:text-style-name="P12" draw:layer="layout" svg:x1="4.708cm" svg:y1="18.425cm" svg:x2="4.708cm" svg:y2="11.339cm">
          <text:p/>
        </draw:line>
        <draw:line draw:style-name="gr21" draw:text-style-name="P12" draw:layer="layout" svg:x1="4.718cm" svg:y1="18.419cm" svg:x2="5.314cm" svg:y2="18.419cm">
          <text:p/>
        </draw:line>
        <draw:line draw:style-name="gr25" draw:text-style-name="P12" draw:layer="layout" svg:x1="21.092cm" svg:y1="4.009cm" svg:x2="21.712cm" svg:y2="4.009cm">
          <text:p/>
        </draw:line>
        <draw:line draw:style-name="gr25" draw:text-style-name="P12" draw:layer="layout" svg:x1="21.196cm" svg:y1="5.243cm" svg:x2="21.711cm" svg:y2="5.243cm">
          <text:p/>
        </draw:line>
        <draw:line draw:style-name="gr21" draw:text-style-name="P12" draw:layer="layout" svg:x1="15.654cm" svg:y1="11.422cm" svg:x2="16.288cm" svg:y2="11.422cm">
          <text:p/>
        </draw:line>
        <draw:line draw:style-name="gr54" draw:text-style-name="P12" draw:layer="layout" svg:x1="15.882cm" svg:y1="23.721cm" svg:x2="14.788cm" svg:y2="23.718cm">
          <text:p/>
        </draw:line>
        <draw:line draw:style-name="gr25" draw:text-style-name="P12" draw:layer="layout" svg:x1="26.902cm" svg:y1="8.615cm" svg:x2="26.902cm" svg:y2="3.146cm">
          <text:p/>
        </draw:line>
        <draw:line draw:style-name="gr25" draw:text-style-name="P12" draw:layer="layout" svg:x1="26.9cm" svg:y1="3.146cm" svg:x2="27.19cm" svg:y2="3.146cm">
          <text:p/>
        </draw:line>
        <draw:line draw:style-name="gr25" draw:text-style-name="P12" draw:layer="layout" svg:x1="4.721cm" svg:y1="8.607cm" svg:x2="26.919cm" svg:y2="8.607cm">
          <text:p/>
        </draw:line>
        <draw:line draw:style-name="gr25" draw:text-style-name="P12" draw:layer="layout" svg:x1="4.713cm" svg:y1="11.152cm" svg:x2="4.713cm" svg:y2="8.598cm">
          <text:p/>
        </draw:line>
        <draw:line draw:style-name="gr54" draw:text-style-name="P12" draw:layer="layout" svg:x1="4.704cm" svg:y1="11.158cm" svg:x2="5.314cm" svg:y2="11.158cm">
          <text:p/>
        </draw:line>
        <draw:line draw:style-name="gr25" draw:text-style-name="P12" draw:layer="layout" svg:x1="14.872cm" svg:y1="12.277cm" svg:x2="16.306cm" svg:y2="12.277cm">
          <text:p/>
        </draw:line>
        <draw:line draw:style-name="gr25" draw:text-style-name="P12" draw:layer="layout" svg:x1="14.873cm" svg:y1="12.276cm" svg:x2="14.873cm" svg:y2="8.699cm">
          <text:p/>
        </draw:line>
        <draw:line draw:style-name="gr25" draw:text-style-name="P12" draw:layer="layout" svg:x1="4.806cm" svg:y1="8.704cm" svg:x2="14.88cm" svg:y2="8.703cm">
          <text:p/>
        </draw:line>
        <draw:line draw:style-name="gr25" draw:text-style-name="P12" draw:layer="layout" svg:x1="4.809cm" svg:y1="11.161cm" svg:x2="4.809cm" svg:y2="8.681cm">
          <text:p/>
        </draw:line>
        <draw:line draw:style-name="gr25" draw:text-style-name="P12" draw:layer="layout" svg:x1="15.899cm" svg:y1="13.341cm" svg:x2="16.297cm" svg:y2="13.341cm">
          <text:p/>
        </draw:line>
        <draw:line draw:style-name="gr25" draw:text-style-name="P12" draw:layer="layout" svg:x1="15.884cm" svg:y1="23.721cm" svg:x2="15.883cm" svg:y2="13.33cm">
          <text:p/>
        </draw:line>
        <draw:line draw:style-name="gr25" draw:text-style-name="P12" draw:layer="layout" svg:x1="15.371cm" svg:y1="13.134cm" svg:x2="16.297cm" svg:y2="13.141cm">
          <text:p/>
        </draw:line>
        <draw:line draw:style-name="gr25" draw:text-style-name="P12" draw:layer="layout" svg:x1="15.397cm" svg:y1="18.428cm" svg:x2="15.375cm" svg:y2="13.121cm">
          <text:p/>
        </draw:line>
        <draw:line draw:style-name="gr55" draw:text-style-name="P12" draw:layer="layout" svg:x1="15.356cm" svg:y1="18.426cm" svg:x2="16.317cm" svg:y2="18.426cm">
          <text:p/>
        </draw:line>
        <draw:line draw:style-name="gr25" draw:text-style-name="P12" draw:layer="layout" svg:x1="10.28cm" svg:y1="24.156cm" svg:x2="10.802cm" svg:y2="24.156cm">
          <text:p/>
        </draw:line>
        <draw:line draw:style-name="gr25" draw:text-style-name="P12" draw:layer="layout" svg:x1="10.292cm" svg:y1="24.169cm" svg:x2="10.292cm" svg:y2="18.444cm">
          <text:p/>
        </draw:line>
        <draw:line draw:style-name="gr56" draw:text-style-name="P12" draw:layer="layout" svg:x1="10.288cm" svg:y1="18.44cm" svg:x2="15.403cm" svg:y2="18.444cm">
          <text:p/>
        </draw:line>
        <draw:line draw:style-name="gr25" draw:text-style-name="P12" draw:layer="layout" svg:x1="4.203cm" svg:y1="24.336cm" svg:x2="5.303cm" svg:y2="24.336cm">
          <text:p/>
        </draw:line>
        <draw:line draw:style-name="gr25" draw:text-style-name="P12" draw:layer="layout" svg:x1="4.202cm" svg:y1="24.35cm" svg:x2="4.202cm" svg:y2="11.246cm">
          <text:p/>
        </draw:line>
        <draw:line draw:style-name="gr21" draw:text-style-name="P12" draw:layer="layout" svg:x1="4.203cm" svg:y1="11.255cm" svg:x2="5.314cm" svg:y2="11.255cm">
          <text:p/>
        </draw:line>
        <draw:line draw:style-name="gr57" draw:text-style-name="P12" draw:layer="layout" svg:x1="4.203cm" svg:y1="24.842cm" svg:x2="5.303cm" svg:y2="24.842cm">
          <text:p/>
        </draw:line>
        <draw:line draw:style-name="gr57" draw:text-style-name="P12" draw:layer="layout" svg:x1="4.305cm" svg:y1="25.256cm" svg:x2="5.295cm" svg:y2="25.256cm">
          <text:p/>
        </draw:line>
        <draw:line draw:style-name="gr57" draw:text-style-name="P12" draw:layer="layout" svg:x1="4.209cm" svg:y1="28.033cm" svg:x2="4.209cm" svg:y2="24.839cm">
          <text:p/>
        </draw:line>
        <draw:line draw:style-name="gr57" draw:text-style-name="P12" draw:layer="layout" svg:x1="4.306cm" svg:y1="27.922cm" svg:x2="4.306cm" svg:y2="25.257cm">
          <text:p/>
        </draw:line>
        <draw:line draw:style-name="gr57" draw:text-style-name="P12" draw:layer="layout" svg:x1="4.403cm" svg:y1="27.82cm" svg:x2="4.403cm" svg:y2="25.69cm">
          <text:p/>
        </draw:line>
        <draw:line draw:style-name="gr57" draw:text-style-name="P12" draw:layer="layout" svg:x1="4.407cm" svg:y1="25.691cm" svg:x2="5.295cm" svg:y2="25.691cm">
          <text:p/>
        </draw:line>
        <draw:line draw:style-name="gr57" draw:text-style-name="P12" draw:layer="layout" svg:x1="4.407cm" svg:y1="27.811cm" svg:x2="15.703cm" svg:y2="27.811cm">
          <text:p/>
        </draw:line>
        <draw:line draw:style-name="gr57" draw:text-style-name="P12" draw:layer="layout" svg:x1="4.306cm" svg:y1="27.907cm" svg:x2="15.805cm" svg:y2="27.907cm">
          <text:p/>
        </draw:line>
        <draw:line draw:style-name="gr57" draw:text-style-name="P12" draw:layer="layout" svg:x1="4.203cm" svg:y1="28.013cm" svg:x2="15.906cm" svg:y2="28.007cm">
          <text:p/>
        </draw:line>
        <draw:line draw:style-name="gr57" draw:text-style-name="P12" draw:layer="layout" svg:x1="15.707cm" svg:y1="27.812cm" svg:x2="15.707cm" svg:y2="23.984cm">
          <text:p/>
        </draw:line>
        <draw:line draw:style-name="gr57" draw:text-style-name="P12" draw:layer="layout" svg:x1="15.805cm" svg:y1="27.906cm" svg:x2="15.805cm" svg:y2="23.984cm">
          <text:p/>
        </draw:line>
        <draw:line draw:style-name="gr57" draw:text-style-name="P12" draw:layer="layout" svg:x1="15.893cm" svg:y1="28.007cm" svg:x2="15.893cm" svg:y2="23.916cm">
          <text:p/>
        </draw:line>
        <draw:line draw:style-name="gr58" draw:text-style-name="P12" draw:layer="layout" svg:x1="15.703cm" svg:y1="24.009cm" svg:x2="16.313cm" svg:y2="23.712cm">
          <text:p/>
        </draw:line>
        <draw:line draw:style-name="gr25" draw:text-style-name="P12" draw:layer="layout" svg:x1="20.688cm" svg:y1="4.209cm" svg:x2="21.698cm" svg:y2="4.209cm">
          <text:p/>
        </draw:line>
        <draw:custom-shape draw:style-name="gr41" draw:text-style-name="P16" draw:layer="layout" svg:width="4cm" svg:height="1.5cm" svg:x="16.097cm" svg:y="2.502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<text:tab/></text:span><text:span text:style-name="T7">REC_DVAL</text:span><text:span text:style-name="T7"><text:tab/></text:span><text:span text:style-name="T7">DATE</text:span></text:p>
          <text:p text:style-name="P15"><text:span text:style-name="T7"><text:tab/></text:span><text:span text:style-name="T7">REC_USER</text:span><text:span text:style-name="T7"><text:tab/></text:span><text:span text:style-name="T7">VX(64)</text:span></text:p>
          <text:p text:style-name="P15"><text:span text:style-name="T7"><text:tab/></text:span><text:span text:style-name="T7">REC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16.097cm" svg:y="2.001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line draw:style-name="gr59" draw:text-style-name="P12" draw:layer="layout" svg:x1="14.805cm" svg:y1="2.899cm" svg:x2="15.67cm" svg:y2="2.899cm">
          <text:p/>
        </draw:line>
        <draw:line draw:style-name="gr60" draw:text-style-name="P12" draw:layer="layout" svg:x1="15.647cm" svg:y1="5.791cm" svg:x2="16.088cm" svg:y2="5.791cm">
          <text:p/>
        </draw:line>
        <draw:line draw:style-name="gr60" draw:text-style-name="P12" draw:layer="layout" svg:x1="15.656cm" svg:y1="11.437cm" svg:x2="15.67cm" svg:y2="5.813cm">
          <text:p/>
        </draw:line>
        <draw:line draw:style-name="gr25" draw:text-style-name="P12" draw:layer="layout" svg:x1="21.202cm" svg:y1="11.105cm" svg:x2="21.202cm" svg:y2="9.001cm">
          <text:p/>
        </draw:line>
        <draw:line draw:style-name="gr25" draw:text-style-name="P12" draw:layer="layout" svg:x1="21.302cm" svg:y1="11.105cm" svg:x2="21.31cm" svg:y2="9.096cm">
          <text:p/>
        </draw:line>
        <draw:line draw:style-name="gr25" draw:text-style-name="P12" draw:layer="layout" svg:x1="21.181cm" svg:y1="9.003cm" svg:x2="26.605cm" svg:y2="9.003cm">
          <text:p/>
        </draw:line>
        <draw:line draw:style-name="gr25" draw:text-style-name="P12" draw:layer="layout" svg:x1="21.281cm" svg:y1="9.103cm" svg:x2="26.705cm" svg:y2="9.103cm">
          <text:p/>
        </draw:line>
        <draw:line draw:style-name="gr25" draw:text-style-name="P12" draw:layer="layout" svg:x1="15.281cm" svg:y1="18.425cm" svg:x2="15.281cm" svg:y2="8.405cm">
          <text:p/>
        </draw:line>
        <draw:line draw:style-name="gr25" draw:text-style-name="P12" draw:layer="layout" svg:x1="20.713cm" svg:y1="8.421cm" svg:x2="20.706cm" svg:y2="4.2cm">
          <text:p/>
        </draw:line>
        <draw:line draw:style-name="gr25" draw:text-style-name="P12" draw:layer="layout" svg:x1="15.277cm" svg:y1="8.42cm" svg:x2="20.73cm" svg:y2="8.413cm">
          <text:p/>
        </draw:line>
        <draw:line draw:style-name="gr25" draw:text-style-name="P12" draw:layer="layout" svg:x1="10.077cm" svg:y1="8.232cm" svg:x2="21.216cm" svg:y2="8.239cm">
          <text:p/>
        </draw:line>
        <draw:line draw:style-name="gr25" draw:text-style-name="P12" draw:layer="layout" svg:x1="9.999cm" svg:y1="8.133cm" svg:x2="21.121cm" svg:y2="8.134cm">
          <text:p/>
        </draw:line>
        <draw:line draw:style-name="gr25" draw:text-style-name="P12" draw:layer="layout" svg:x1="21.2cm" svg:y1="8.248cm" svg:x2="21.202cm" svg:y2="5.251cm">
          <text:p/>
        </draw:line>
        <draw:line draw:style-name="gr25" draw:text-style-name="P12" draw:layer="layout" svg:x1="21.114cm" svg:y1="8.138cm" svg:x2="21.114cm" svg:y2="4.001cm">
          <text:p/>
        </draw:line>
        <draw:line draw:style-name="gr25" draw:text-style-name="P12" draw:layer="layout" svg:x1="10.109cm" svg:y1="23.612cm" svg:x2="10.077cm" svg:y2="8.248cm">
          <text:p/>
        </draw:line>
        <draw:line draw:style-name="gr25" draw:text-style-name="P12" draw:layer="layout" svg:x1="9.983cm" svg:y1="23.596cm" svg:x2="9.983cm" svg:y2="8.107cm">
          <text:p/>
        </draw:line>
        <draw:line draw:style-name="gr61" draw:text-style-name="P12" draw:layer="layout" svg:x1="9.983cm" svg:y1="23.615cm" svg:x2="10.814cm" svg:y2="23.615cm">
          <text:p/>
        </draw:line>
        <draw:custom-shape draw:style-name="gr41" draw:text-style-name="P16" draw:layer="layout" svg:width="4cm" svg:height="1.5cm" svg:x="16.097cm" svg:y="5.103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REC_IDS_TYPE</text:span><text:span text:style-name="T7"><text:tab/></text:span><text:span text:style-name="T7">X(1)</text:span><text:span text:style-name="T7"><text:tab/></text:span></text:p>
          <text:p text:style-name="P15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16.097cm" svg:y="4.602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line draw:style-name="gr60" draw:text-style-name="P12" draw:layer="layout" svg:x1="15.648cm" svg:y1="5.691cm" svg:x2="16.089cm" svg:y2="5.691cm">
          <text:p/>
        </draw:line>
        <draw:line draw:style-name="gr60" draw:text-style-name="P12" draw:layer="layout" svg:x1="15.654cm" svg:y1="5.719cm" svg:x2="15.67cm" svg:y2="2.907cm">
          <text:p/>
        </draw:line>
        <draw:line draw:style-name="gr36" draw:text-style-name="P12" draw:layer="layout" svg:x1="20.352cm" svg:y1="2.716cm" svg:x2="20.044cm" svg:y2="2.716cm">
          <text:p/>
        </draw:line>
        <draw:line draw:style-name="gr62" draw:text-style-name="P12" draw:layer="layout" svg:x1="20.098cm" svg:y1="5.293cm" svg:x2="20.367cm" svg:y2="5.293cm">
          <text:p/>
        </draw:line>
        <draw:line draw:style-name="gr62" draw:text-style-name="P12" draw:layer="layout" svg:x1="20.353cm" svg:y1="5.297cm" svg:x2="20.367cm" svg:y2="2.687cm">
          <text:p/>
        </draw:line>
        <draw:line draw:style-name="gr25" draw:text-style-name="P12" draw:layer="layout" svg:x1="4.887cm" svg:y1="4.409cm" svg:x2="5.286cm" svg:y2="4.409cm">
          <text:p/>
        </draw:line>
        <draw:line draw:style-name="gr25" draw:text-style-name="P12" draw:layer="layout" svg:x1="4.893cm" svg:y1="11.165cm" svg:x2="4.893cm" svg:y2="4.406cm">
          <text:p/>
        </draw:line>
        <draw:custom-shape draw:style-name="gr63" draw:text-style-name="P16" draw:layer="layout" svg:width="4cm" svg:height="1.999cm" svg:x="10.397cm" svg:y="11.001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15"><text:span text:style-name="T7"><text:tab/></text:span><text:span text:style-name="T7">ACC_ARC_DEBIT</text:span><text:span text:style-name="T7"><text:tab/></text:span><text:span text:style-name="T7">DECIMAL(20,5)</text:span></text:p>
          <text:p text:style-name="P15"><text:span text:style-name="T7"><text:tab/></text:span><text:span text:style-name="T7">ACC_ARC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10.397cm" svg:y="10.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10.39cm" svg:y1="11.2cm" svg:x2="9.45cm" svg:y2="11.2cm">
          <text:p/>
        </draw:line>
        <draw:line draw:style-name="gr25" draw:text-style-name="P12" draw:layer="layout" svg:x1="15.075cm" svg:y1="28.098cm" svg:x2="15.075cm" svg:y2="23.724cm">
          <text:p/>
        </draw:line>
        <draw:frame draw:style-name="gr65" draw:text-style-name="P24" draw:layer="layout" svg:width="2.902cm" svg:height="0.801cm" svg:x="12.627cm" svg:y="28.073cm">
          <draw:text-box>
            <text:p text:style-name="P23"><text:span text:style-name="T11">REC_T_MODELS</text:span></text:p>
            <text:p text:style-name="P23"><text:span text:style-name="T11">TVA_T_FORMS_DET</text:span></text:p>
          </draw:text-box>
        </draw:frame>
        <draw:frame draw:style-name="gr66" draw:text-style-name="P24" draw:layer="layout" svg:width="2.902cm" svg:height="0.548cm" svg:x="0.999cm" svg:y="10.709cm">
          <draw:text-box>
            <text:p text:style-name="P23"><text:span text:style-name="T11">TVA_T_FORMS_DET</text:span></text:p>
          </draw:text-box>
        </draw:frame>
        <draw:line draw:style-name="gr57" draw:text-style-name="P12" draw:layer="layout" svg:x1="3.681cm" svg:y1="24.747cm" svg:x2="5.303cm" svg:y2="24.747cm">
          <text:p/>
        </draw:line>
        <draw:line draw:style-name="gr57" draw:text-style-name="P12" draw:layer="layout" svg:x1="3.613cm" svg:y1="25.158cm" svg:x2="5.295cm" svg:y2="25.158cm">
          <text:p/>
        </draw:line>
        <draw:line draw:style-name="gr57" draw:text-style-name="P12" draw:layer="layout" svg:x1="3.531cm" svg:y1="25.591cm" svg:x2="5.295cm" svg:y2="25.591cm">
          <text:p/>
        </draw:line>
        <draw:line draw:style-name="gr57" draw:text-style-name="P12" draw:layer="layout" svg:x1="3.677cm" svg:y1="24.752cm" svg:x2="3.678cm" svg:y2="11.255cm">
          <text:p/>
        </draw:line>
        <draw:line draw:style-name="gr57" draw:text-style-name="P12" draw:layer="layout" svg:x1="3.601cm" svg:y1="25.152cm" svg:x2="3.601cm" svg:y2="11.265cm">
          <text:p/>
        </draw:line>
        <draw:line draw:style-name="gr57" draw:text-style-name="P12" draw:layer="layout" svg:x1="3.523cm" svg:y1="25.594cm" svg:x2="3.524cm" svg:y2="11.245cm">
          <text:p/>
        </draw:line>
        <draw:line draw:style-name="gr58" draw:text-style-name="P12" draw:layer="layout" svg:x1="3.525cm" svg:y1="11.253cm" svg:x2="4.025cm" svg:y2="11.253cm">
          <text:p/>
        </draw:line>
        <draw:custom-shape draw:style-name="gr63" draw:text-style-name="P16" draw:layer="layout" svg:width="4cm" svg:height="1.999cm" svg:x="27.2cm" svg:y="18.201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15"><text:span text:style-name="T7"># LED_ARC_DATE</text:span><text:span text:style-name="T7"><text:tab/></text:span><text:span text:style-name="T7">DATE</text:span></text:p>
          <text:p text:style-name="P15"><text:span text:style-name="T7"><text:tab/></text:span><text:span text:style-name="T7">LED_ARC_DEBIT</text:span><text:span text:style-name="T7"><text:tab/></text:span><text:span text:style-name="T7">DECIMAL(20,5)</text:span></text:p>
          <text:p text:style-name="P15"><text:span text:style-name="T7"><text:tab/></text:span><text:span text:style-name="T7">LED_ARC_CREDIT</text:span><text:span text:style-name="T7"><text:tab/></text:span><text:span text:style-name="T7">DECIMAL(20,5)</text:span></text:p>
          <text:p text:style-name="P15"><text:span text:style-name="T9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7.2cm" svg:y="17.7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6.697cm" svg:y1="18.418cm" svg:x2="27.208cm" svg:y2="18.419cm">
          <text:p/>
        </draw:line>
        <draw:line draw:style-name="gr36" draw:text-style-name="P12" draw:layer="layout" svg:x1="21.399cm" svg:y1="18.37cm" svg:x2="20.296cm" svg:y2="18.37cm">
          <text:p/>
        </draw:line>
        <draw:line draw:style-name="gr23" draw:text-style-name="P12" draw:layer="layout" svg:x1="21.4cm" svg:y1="17.089cm" svg:x2="26.694cm" svg:y2="17.089cm">
          <text:p/>
        </draw:line>
        <draw:line draw:style-name="gr23" draw:text-style-name="P12" draw:layer="layout" svg:x1="26.697cm" svg:y1="18.414cm" svg:x2="26.697cm" svg:y2="17.088cm">
          <text:p/>
        </draw:line>
        <draw:line draw:style-name="gr23" draw:text-style-name="P12" draw:layer="layout" svg:x1="21.409cm" svg:y1="18.369cm" svg:x2="21.409cm" svg:y2="17.088cm">
          <text:p/>
        </draw:line>
        <draw:line draw:style-name="gr25" draw:text-style-name="P12" draw:layer="layout" svg:x1="26.439cm" svg:y1="18.631cm" svg:x2="27.203cm" svg:y2="18.631cm">
          <text:p/>
        </draw:line>
        <draw:line draw:style-name="gr25" draw:text-style-name="P12" draw:layer="layout" svg:x1="26.432cm" svg:y1="18.629cm" svg:x2="26.432cm" svg:y2="16.856cm">
          <text:p/>
        </draw:line>
        <draw:line draw:style-name="gr25" draw:text-style-name="P12" draw:layer="layout" svg:x1="21.193cm" svg:y1="16.845cm" svg:x2="26.431cm" svg:y2="16.845cm">
          <text:p/>
        </draw:line>
        <draw:line draw:style-name="gr25" draw:text-style-name="P12" draw:layer="layout" svg:x1="21.183cm" svg:y1="16.855cm" svg:x2="21.183cm" svg:y2="11.299cm">
          <text:p/>
        </draw:line>
        <draw:custom-shape draw:style-name="gr35" draw:text-style-name="P16" draw:layer="layout" svg:width="4cm" svg:height="2cm" svg:x="27.2cm" svg:y="11.00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<text:tab/></text:span><text:span text:style-name="T7">PAM_LABEL</text:span><text:span text:style-name="T7"><text:tab/></text:span><text:span text:style-name="T7">VX(256)</text:span></text:p>
          <text:p text:style-name="P15"><text:span text:style-name="T7"><text:tab/></text:span><text:span text:style-name="T7">PAM_ACCOUNT</text:span><text:span text:style-name="T7"><text:tab/></text:span><text:span text:style-name="T7">VX(64)</text:span></text:p>
          <text:p text:style-name="P15"><text:span text:style-name="T7"><text:tab/></text:span><text:span text:style-name="T7">PAM_NOTES</text:span><text:span text:style-name="T7"><text:tab/></text:span><text:span text:style-name="T7">VX(4096)</text:span></text:p>
          <text:p text:style-name="P15"><text:span text:style-name="T7"><text:tab/></text:span><text:span text:style-name="T7">PAM_UPD_USER</text:span><text:span text:style-name="T7"><text:tab/></text:span><text:span text:style-name="T7">VX(64)</text:span></text:p>
          <text:p text:style-name="P15"><text:span text:style-name="T7"><text:tab/></text:span><text:span text:style-name="T7">PAM_UPD_STAMP</text:span><text:span text:style-name="T7"><text:tab/></text:span><text:span text:style-name="T7">TIMESTAMP</text:span></text:p>
          <text:p text:style-name="P17"/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7.2cm" svg:y="10.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4.993cm" svg:y1="11.166cm" svg:x2="4.993cm" svg:y2="9.538cm">
          <text:p/>
        </draw:line>
        <draw:line draw:style-name="gr25" draw:text-style-name="P12" draw:layer="layout" svg:x1="5.013cm" svg:y1="9.555cm" svg:x2="26.604cm" svg:y2="9.556cm">
          <text:p/>
        </draw:line>
        <draw:line draw:style-name="gr25" draw:text-style-name="P12" draw:layer="layout" svg:x1="26.593cm" svg:y1="11.714cm" svg:x2="26.593cm" svg:y2="9.565cm">
          <text:p/>
        </draw:line>
        <draw:line draw:style-name="gr25" draw:text-style-name="P12" draw:layer="layout" svg:x1="26.578cm" svg:y1="11.686cm" svg:x2="27.217cm" svg:y2="11.686cm">
          <text:p/>
        </draw:line>
        <draw:frame draw:style-name="gr13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Pierre Wieser 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27.2cm" svg:y="4.67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15"><text:span text:style-name="T7"><text:tab/>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layout" svg:width="4cm" svg:height="0.5cm" svg:x="27.2cm" svg:y="4.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6.41cm" svg:y1="2.741cm" svg:x2="25.719cm" svg:y2="2.741cm">
          <text:p/>
        </draw:line>
        <draw:line draw:style-name="gr23" draw:text-style-name="P12" draw:layer="layout" svg:x1="26.41cm" svg:y1="4.872cm" svg:x2="27.197cm" svg:y2="4.872cm">
          <text:p/>
        </draw:line>
        <draw:line draw:style-name="gr23" draw:text-style-name="P12" draw:layer="layout" svg:x1="26.403cm" svg:y1="4.883cm" svg:x2="26.403cm" svg:y2="2.732cm">
          <text:p/>
        </draw:line>
        <draw:line draw:style-name="gr21" draw:text-style-name="P12" draw:layer="layout" svg:x1="35.151cm" svg:y1="2.707cm" svg:x2="36.126cm" svg:y2="2.707cm">
          <text:p/>
        </draw:line>
        <draw:custom-shape draw:style-name="gr67" draw:text-style-name="P16" draw:layer="layout" svg:width="4cm" svg:height="0.75cm" svg:x="27.2cm" svg:y="13.96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7.2cm" svg:y="13.46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6.77cm" svg:y1="11.201cm" svg:x2="27.201cm" svg:y2="11.2cm">
          <text:p/>
        </draw:line>
        <draw:line draw:style-name="gr21" draw:text-style-name="P12" draw:layer="layout" svg:x1="27.201cm" svg:y1="14.38cm" svg:x2="26.473cm" svg:y2="14.38cm">
          <text:p/>
        </draw:line>
        <draw:line draw:style-name="gr23" draw:text-style-name="P12" draw:layer="layout" svg:x1="26.785cm" svg:y1="14.193cm" svg:x2="27.216cm" svg:y2="14.192cm">
          <text:p/>
        </draw:line>
        <draw:line draw:style-name="gr23" draw:text-style-name="P12" draw:layer="layout" svg:x1="26.786cm" svg:y1="14.194cm" svg:x2="26.785cm" svg:y2="11.196cm">
          <text:p/>
        </draw:line>
        <draw:custom-shape draw:style-name="gr67" draw:text-style-name="P16" draw:layer="layout" svg:width="4cm" svg:height="0.75cm" svg:x="21.8cm" svg:y="13.962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1.8cm" svg:y="13.461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6.253cm" svg:y1="11.194cm" svg:x2="25.822cm" svg:y2="11.193cm">
          <text:p/>
        </draw:line>
        <draw:line draw:style-name="gr23" draw:text-style-name="P12" draw:layer="layout" svg:x1="26.238cm" svg:y1="14.186cm" svg:x2="25.807cm" svg:y2="14.185cm">
          <text:p/>
        </draw:line>
        <draw:line draw:style-name="gr23" draw:text-style-name="P12" draw:layer="layout" svg:x1="26.237cm" svg:y1="14.187cm" svg:x2="26.238cm" svg:y2="11.189cm">
          <text:p/>
        </draw:line>
        <draw:line draw:style-name="gr21" draw:text-style-name="P12" draw:layer="layout" svg:x1="21.794cm" svg:y1="14.384cm" svg:x2="20.739cm" svg:y2="14.384cm">
          <text:p/>
        </draw:line>
        <draw:custom-shape draw:style-name="gr67" draw:text-style-name="P16" draw:layer="layout" svg:width="4cm" svg:height="0.75cm" svg:x="27.2cm" svg:y="21.262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7.2cm" svg:y="20.761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21.828cm" svg:y="26.065cm">
          <text:p text:style-name="P15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1.828cm" svg:y="25.564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10.8cm" svg:y="21.57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10.8cm" svg:y="21.07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5.319cm" svg:y="20.734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5.319cm" svg:y="20.233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10.426cm" svg:y="14.119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10.426cm" svg:y="13.618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16.313cm" svg:y="16.407cm">
          <text:p text:style-name="P15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16.313cm" svg:y="15.906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10.797cm" svg:y="5.6cm">
          <text:p text:style-name="P15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10.797cm" svg:y="5.099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custom-shape draw:style-name="gr68" draw:text-style-name="P16" draw:layer="layout" svg:width="4cm" svg:height="2.326cm" svg:x="36.097cm" svg:y="2.503cm">
          <text:p text:style-name="P15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15"><text:span text:style-name="T7"><text:tab/></text:span><text:span text:style-name="T7">DOC_LABEL</text:span><text:span text:style-name="T7"><text:tab/></text:span><text:span text:style-name="T7">VX(256)</text:span></text:p>
          <text:p text:style-name="P15"><text:span text:style-name="T7"><text:tab/></text:span><text:span text:style-name="T7">DOC_URI</text:span><text:span text:style-name="T7"><text:tab/></text:span><text:span text:style-name="T7">VX(4096)</text:span></text:p>
          <text:p text:style-name="P15"><text:span text:style-name="T7"><text:tab/></text:span><text:span text:style-name="T7">DOC_NOTES</text:span><text:span text:style-name="T7"><text:tab/></text:span><text:span text:style-name="T7">VX(4096)</text:span></text:p>
          <text:p text:style-name="P15"><text:span text:style-name="T7"><text:tab/></text:span><text:span text:style-name="T7">DOC_UPD_USER</text:span><text:span text:style-name="T7"><text:tab/></text:span><text:span text:style-name="T7">VX(64)</text:span></text:p>
          <text:p text:style-name="P15"><text:span text:style-name="T7"><text:tab/></text:span><text:span text:style-name="T7">DOC_UPD_STAMP</text:span><text:span text:style-name="T7"><text:tab/></text:span><text:span text:style-name="T7">TIMESTAMP</text:span></text:p>
          <text:p text:style-name="P15"><text:span text:style-name="T7"><text:tab/></text:span><text:span text:style-name="T7">DOC_BLOB</text:span><text:span text:style-name="T7"><text:tab/></text:span><text:span text:style-name="T7">BLOB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layout" svg:width="4cm" svg:height="0.5cm" svg:x="36.097cm" svg:y="2.002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43" draw:text-style-name="P16" draw:layer="layout" svg:width="4cm" svg:height="1cm" svg:x="27.206cm" svg:y="6.697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15"><text:span text:style-name="T7"><text:tab/></text:span><text:span text:style-name="T7">DOS_PREF_VALUE</text:span><text:span text:style-name="T7"><text:tab/></text:span><text:span text:style-name="T7">VX(409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layout" svg:width="4cm" svg:height="0.5cm" svg:x="27.206cm" svg:y="6.196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31.189cm" svg:y1="5.093cm" svg:x2="35.161cm" svg:y2="5.093cm">
          <text:p/>
        </draw:line>
        <draw:line draw:style-name="gr26" draw:text-style-name="P12" draw:layer="layout" svg:x1="35.154cm" svg:y1="5.103cm" svg:x2="35.154cm" svg:y2="2.705cm">
          <text:p/>
        </draw:line>
        <draw:line draw:style-name="gr36" draw:text-style-name="P12" draw:layer="layout" svg:x1="26.305cm" svg:y1="2.788cm" svg:x2="25.72cm" svg:y2="2.788cm">
          <text:p/>
        </draw:line>
        <draw:line draw:style-name="gr23" draw:text-style-name="P12" draw:layer="layout" svg:x1="26.305cm" svg:y1="6.905cm" svg:x2="26.308cm" svg:y2="2.787cm">
          <text:p/>
        </draw:line>
        <draw:line draw:style-name="gr23" draw:text-style-name="P12" draw:layer="layout" svg:x1="26.297cm" svg:y1="6.895cm" svg:x2="27.195cm" svg:y2="6.895cm">
          <text:p/>
        </draw:line>
        <draw:line draw:style-name="gr36" draw:text-style-name="P12" draw:layer="layout" svg:x1="10.252cm" svg:y1="2.785cm" svg:x2="9.269cm" svg:y2="2.785cm">
          <text:p/>
        </draw:line>
        <draw:line draw:style-name="gr23" draw:text-style-name="P12" draw:layer="layout" svg:x1="10.244cm" svg:y1="5.822cm" svg:x2="10.794cm" svg:y2="5.822cm">
          <text:p/>
        </draw:line>
        <draw:line draw:style-name="gr23" draw:text-style-name="P12" draw:layer="layout" svg:x1="10.243cm" svg:y1="5.816cm" svg:x2="10.243cm" svg:y2="2.787cm">
          <text:p/>
        </draw:line>
        <draw:line draw:style-name="gr21" draw:text-style-name="P12" draw:layer="layout" svg:x1="10.812cm" svg:y1="6.015cm" svg:x2="10.247cm" svg:y2="6.015cm">
          <text:p/>
        </draw:line>
        <draw:line draw:style-name="gr36" draw:text-style-name="P12" draw:layer="layout" svg:x1="9.885cm" svg:y1="11.312cm" svg:x2="9.445cm" svg:y2="11.312cm">
          <text:p/>
        </draw:line>
        <draw:line draw:style-name="gr23" draw:text-style-name="P12" draw:layer="layout" svg:x1="9.877cm" svg:y1="14.343cm" svg:x2="10.421cm" svg:y2="14.343cm">
          <text:p/>
        </draw:line>
        <draw:line draw:style-name="gr23" draw:text-style-name="P12" draw:layer="layout" svg:x1="9.882cm" svg:y1="14.35cm" svg:x2="9.882cm" svg:y2="11.306cm">
          <text:p/>
        </draw:line>
        <draw:line draw:style-name="gr21" draw:text-style-name="P12" draw:layer="layout" svg:x1="10.427cm" svg:y1="14.559cm" svg:x2="9.677cm" svg:y2="14.559cm">
          <text:p/>
        </draw:line>
        <draw:line draw:style-name="gr36" draw:text-style-name="P12" draw:layer="layout" svg:x1="15.667cm" svg:y1="11.497cm" svg:x2="16.293cm" svg:y2="11.497cm">
          <text:p/>
        </draw:line>
        <draw:line draw:style-name="gr23" draw:text-style-name="P12" draw:layer="layout" svg:x1="15.673cm" svg:y1="16.629cm" svg:x2="16.33cm" svg:y2="16.629cm">
          <text:p/>
        </draw:line>
        <draw:line draw:style-name="gr23" draw:text-style-name="P12" draw:layer="layout" svg:x1="15.67cm" svg:y1="16.635cm" svg:x2="15.67cm" svg:y2="11.496cm">
          <text:p/>
        </draw:line>
        <draw:line draw:style-name="gr21" draw:text-style-name="P12" draw:layer="layout" svg:x1="16.338cm" svg:y1="16.833cm" svg:x2="15.588cm" svg:y2="16.833cm">
          <text:p/>
        </draw:line>
        <draw:line draw:style-name="gr36" draw:text-style-name="P12" draw:layer="layout" svg:x1="9.79cm" svg:y1="23.563cm" svg:x2="10.788cm" svg:y2="23.563cm">
          <text:p/>
        </draw:line>
        <draw:line draw:style-name="gr23" draw:text-style-name="P12" draw:layer="layout" svg:x1="9.785cm" svg:y1="21.764cm" svg:x2="10.788cm" svg:y2="21.764cm">
          <text:p/>
        </draw:line>
        <draw:line draw:style-name="gr23" draw:text-style-name="P12" draw:layer="layout" svg:x1="9.79cm" svg:y1="23.574cm" svg:x2="9.79cm" svg:y2="21.765cm">
          <text:p/>
        </draw:line>
        <draw:line draw:style-name="gr21" draw:text-style-name="P12" draw:layer="layout" svg:x1="10.799cm" svg:y1="22.011cm" svg:x2="9.469cm" svg:y2="22.011cm">
          <text:p/>
        </draw:line>
      </draw:page>
      <draw:page draw:name="page3" draw:style-name="dp1" draw:master-page-name="Default">
        <draw:custom-shape draw:style-name="gr69" draw:text-style-name="P16" draw:layer="layout" svg:width="4cm" svg:height="2cm" svg:x="22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<text:tab/></text:span><text:span text:style-name="T7">TFO_LABEL</text:span><text:span text:style-name="T7"><text:tab/></text:span><text:span text:style-name="T7">VX(256)</text:span></text:p>
          <text:p text:style-name="P15"><text:span text:style-name="T7"><text:tab/></text:span><text:span text:style-name="T7">TFO_NOTES</text:span><text:span text:style-name="T7"><text:tab/></text:span><text:span text:style-name="T7">VX(4096)</text:span></text:p>
          <text:p text:style-name="P15"><text:span text:style-name="T7"><text:tab/></text:span><text:span text:style-name="T7">TFO_HAS_CORRESPONDANCE</text:span><text:span text:style-name="T7"><text:tab/></text:span><text:span text:style-name="T7">X(1)</text:span></text:p>
          <text:p text:style-name="P15"><text:span text:style-name="T7"><text:tab/></text:span><text:span text:style-name="T7">TFO_ENABLED</text:span><text:span text:style-name="T7"><text:tab/></text:span><text:span text:style-name="T7">X(1)</text:span></text:p>
          <text:p text:style-name="P15"><text:span text:style-name="T7"><text:tab/></text:span><text:span text:style-name="T7">TFO_UPD_USER</text:span><text:span text:style-name="T7"><text:tab/></text:span><text:span text:style-name="T7">VX(64)</text:span></text:p>
          <text:p text:style-name="P15"><text:span text:style-name="T7"><text:tab/></text:span><text:span text:style-name="T7">TFO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22cm" svg:y="10.5cm">
          <text:p text:style-name="P10"><text:span text:style-name="T8">TVA_T_FORMS</text:span></text:p>
          <draw:enhanced-geometry svg:viewBox="0 0 21600 21600" draw:type="rectangle" draw:enhanced-path="M 0 0 L 21600 0 21600 21600 0 21600 0 0 Z N"/>
        </draw:custom-shape>
        <draw:custom-shape draw:style-name="gr69" draw:text-style-name="P16" draw:layer="layout" svg:width="4cm" svg:height="2cm" svg:x="28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15"><text:span text:style-name="T7"><text:tab/></text:span><text:span text:style-name="T7">TFO_BOOL_LABEL</text:span><text:span text:style-name="T7"><text:tab/></text:span><text:span text:style-name="T7">VX(25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28cm" svg:y="10.5cm">
          <text:p text:style-name="P10"><text:span text:style-name="T8">TVA_T_FORMS_BOOL</text:span></text:p>
          <draw:enhanced-geometry svg:viewBox="0 0 21600 21600" draw:type="rectangle" draw:enhanced-path="M 0 0 L 21600 0 21600 21600 0 21600 0 0 Z N"/>
        </draw:custom-shape>
        <draw:custom-shape draw:style-name="gr71" draw:text-style-name="P16" draw:layer="layout" svg:width="4cm" svg:height="0.999cm" svg:x="36.1cm" svg:y="11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4cm" svg:height="0.501cm" svg:x="36.1cm" svg:y="10.499cm">
          <text:p text:style-name="P10"><text:span text:style-name="T8">TVA_T_VERSION</text:span></text:p>
          <draw:enhanced-geometry svg:viewBox="0 0 21600 21600" draw:type="rectangle" draw:enhanced-path="M 0 0 L 21600 0 21600 21600 0 21600 0 0 Z N"/>
        </draw:custom-shape>
        <draw:custom-shape draw:style-name="gr73" draw:text-style-name="P16" draw:layer="layout" svg:width="4cm" svg:height="3cm" svg:x="28.01cm" svg:y="15.5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15"><text:span text:style-name="T7"><text:tab/></text:span><text:span text:style-name="T7">TFO_DET_CODE</text:span><text:span text:style-name="T7"><text:tab/></text:span><text:span text:style-name="T7">VX(64)</text:span></text:p>
          <text:p text:style-name="P15"><text:span text:style-name="T7"><text:tab/></text:span><text:span text:style-name="T7">TFO_DET_LABEL</text:span><text:span text:style-name="T7"><text:tab/></text:span><text:span text:style-name="T7">VX(256)</text:span></text:p>
          <text:p text:style-name="P15"><text:span text:style-name="T7"><text:tab/></text:span><text:span text:style-name="T7">TFO_DET_LEVEL</text:span><text:span text:style-name="T7"><text:tab/></text:span><text:span text:style-name="T7">INTEGER</text:span></text:p>
          <text:p text:style-name="P15"><text:span text:style-name="T7"><text:tab/></text:span><text:span text:style-name="T7">TFO_DET_HAS_BASE</text:span><text:span text:style-name="T7"><text:tab/></text:span><text:span text:style-name="T7">X(1)</text:span></text:p>
          <text:p text:style-name="P15"><text:span text:style-name="T7"><text:tab/></text:span><text:span text:style-name="T7">TFO_DET_BASE</text:span><text:span text:style-name="T7"><text:tab/></text:span><text:span text:style-name="T7">VX(256)</text:span></text:p>
          <text:p text:style-name="P15"><text:span text:style-name="T7"><text:tab/></text:span><text:span text:style-name="T7">TFO_DET_HAS_AMOUNT</text:span><text:span text:style-name="T7"><text:tab/></text:span><text:span text:style-name="T7">X(1)</text:span></text:p>
          <text:p text:style-name="P15"><text:span text:style-name="T7"><text:tab/></text:span><text:span text:style-name="T7">TFO_DET_AMOUNT</text:span><text:span text:style-name="T7"><text:tab/></text:span><text:span text:style-name="T7">VX(256)</text:span></text:p>
          <text:p text:style-name="P15"><text:span text:style-name="T7"><text:tab/></text:span><text:span text:style-name="T7">TFO_DET_HAS_TEMPLATE</text:span><text:span text:style-name="T7"><text:tab/></text:span><text:span text:style-name="T7">X(1)</text:span></text:p>
          <text:p text:style-name="P15"><text:span text:style-name="T7"><text:tab/></text:span><text:span text:style-name="T7">TFO_DET_TEMPLATE</text:span><text:span text:style-name="T7"><text:tab/></text:span><text:span text:style-name="T7">VX(64)</text:span></text:p>
          <text:p text:style-name="P15"><text:span text:style-name="T7"/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28.01cm" svg:y="15cm">
          <text:p text:style-name="P10"><text:span text:style-name="T8">TVA_T_FORMS_DET</text:span></text:p>
          <draw:enhanced-geometry svg:viewBox="0 0 21600 21600" draw:type="rectangle" draw:enhanced-path="M 0 0 L 21600 0 21600 21600 0 21600 0 0 Z N"/>
        </draw:custom-shape>
        <draw:line draw:style-name="gr62" draw:text-style-name="P12" draw:layer="layout" svg:x1="27.107cm" svg:y1="15.728cm" svg:x2="28.025cm" svg:y2="15.728cm">
          <text:p/>
        </draw:line>
        <draw:line draw:style-name="gr62" draw:text-style-name="P12" draw:layer="layout" svg:x1="27.111cm" svg:y1="15.738cm" svg:x2="27.111cm" svg:y2="11.245cm">
          <text:p/>
        </draw:line>
        <draw:custom-shape draw:style-name="gr73" draw:text-style-name="P16" draw:layer="layout" svg:width="4cm" svg:height="3cm" svg:x="14.5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<text:tab/></text:span><text:span text:style-name="T7">TFO_LABEL</text:span><text:span text:style-name="T7"><text:tab/></text:span><text:span text:style-name="T7">VX(256)</text:span></text:p>
          <text:p text:style-name="P15"><text:span text:style-name="T7"><text:tab/></text:span><text:span text:style-name="T7">TFO_CORRESPONDENCE</text:span><text:span text:style-name="T7"><text:tab/></text:span><text:span text:style-name="T7">VX(4096)</text:span></text:p>
          <text:p text:style-name="P15"><text:span text:style-name="T7"><text:tab/></text:span><text:span text:style-name="T7">TFO_NOTES</text:span><text:span text:style-name="T7"><text:tab/></text:span><text:span text:style-name="T7">VX(4096)</text:span></text:p>
          <text:p text:style-name="P15"><text:span text:style-name="T7"><text:tab/></text:span><text:span text:style-name="T7">TFO_BEGIN</text:span><text:span text:style-name="T7"><text:tab/></text:span><text:span text:style-name="T7">DATE</text:span></text:p>
          <text:p text:style-name="P15"><text:span text:style-name="T7"><text:tab/></text:span><text:span text:style-name="T7">TFO_DOPE</text:span><text:span text:style-name="T7"><text:tab/></text:span><text:span text:style-name="T7">DATE</text:span></text:p>
          <text:p text:style-name="P15"><text:span text:style-name="T7"><text:tab/></text:span><text:span text:style-name="T7">TFO_VALIDATED</text:span><text:span text:style-name="T7"><text:tab/></text:span><text:span text:style-name="T7">X(1)</text:span></text:p>
          <text:p text:style-name="P15"><text:span text:style-name="T7"><text:tab/></text:span><text:span text:style-name="T7">TFO_UPD_USER</text:span><text:span text:style-name="T7"><text:tab/></text:span><text:span text:style-name="T7">VX(64)</text:span></text:p>
          <text:p text:style-name="P15"><text:span text:style-name="T7"><text:tab/></text:span><text:span text:style-name="T7">TFO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14.5cm" svg:y="10.5cm">
          <text:p text:style-name="P10"><text:span text:style-name="T8">TVA_T_RECORDS</text:span></text:p>
          <draw:enhanced-geometry svg:viewBox="0 0 21600 21600" draw:type="rectangle" draw:enhanced-path="M 0 0 L 21600 0 21600 21600 0 21600 0 0 Z N"/>
        </draw:custom-shape>
        <draw:custom-shape draw:style-name="gr69" draw:text-style-name="P16" draw:layer="layout" svg:width="4cm" svg:height="2cm" svg:x="8.5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15"><text:span text:style-name="T7"><text:tab/></text:span><text:span text:style-name="T7">TFO_BOOL_TRUE</text:span><text:span text:style-name="T7"><text:tab/></text:span><text:span text:style-name="T7">X(1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8.5cm" svg:y="10.5cm">
          <text:p text:style-name="P10"><text:span text:style-name="T8">TVA_T_RECORDS_BOOL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12.496cm" svg:y1="11.191cm" svg:x2="14.504cm" svg:y2="11.191cm">
          <text:p/>
        </draw:line>
        <draw:custom-shape draw:style-name="gr69" draw:text-style-name="P16" draw:layer="layout" svg:width="4cm" svg:height="2cm" svg:x="8.5cm" svg:y="15.45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15"><text:span text:style-name="T7"><text:tab/></text:span><text:span text:style-name="T7">TFO_DET_BASE</text:span><text:span text:style-name="T7"><text:tab/></text:span><text:span text:style-name="T7">DECIMAL(20,5)</text:span></text:p>
          <text:p text:style-name="P15"><text:span text:style-name="T7"><text:tab/></text:span><text:span text:style-name="T7">TFO_DET_AMOUNT</text:span><text:span text:style-name="T7"><text:tab/></text:span><text:span text:style-name="T7">DECIMAL(20,5)</text:span></text:p>
          <text:p text:style-name="P15"><text:span text:style-name="T7"><text:tab/></text:span><text:span text:style-name="T7">TFO_DET_OPE_NUMBER</text:span><text:span text:style-name="T7"><text:tab/></text:span><text:span text:style-name="T7">BIGINT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8.5cm" svg:y="15cm">
          <text:p text:style-name="P10"><text:span text:style-name="T8">TVA_T_RECORDS_DET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13.462cm" svg:y1="11.274cm" svg:x2="14.504cm" svg:y2="11.274cm">
          <text:p/>
        </draw:line>
        <draw:line draw:style-name="gr62" draw:text-style-name="P12" draw:layer="layout" svg:x1="12.496cm" svg:y1="15.722cm" svg:x2="13.466cm" svg:y2="15.722cm">
          <text:p/>
        </draw:line>
        <draw:line draw:style-name="gr62" draw:text-style-name="P12" draw:layer="layout" svg:x1="13.463cm" svg:y1="15.737cm" svg:x2="13.463cm" svg:y2="11.279cm">
          <text:p/>
        </draw:line>
        <draw:line draw:style-name="gr21" draw:text-style-name="P25" draw:layer="layout" svg:x1="31.998cm" svg:y1="17.833cm" svg:x2="32.998cm" svg:y2="17.833cm">
          <text:p/>
        </draw:line>
        <draw:frame draw:style-name="gr74" draw:text-style-name="P24" draw:layer="layout" svg:width="3.542cm" svg:height="0.526cm" svg:x="32.812cm" svg:y="17.573cm">
          <draw:text-box>
            <text:p text:style-name="P23"><text:span text:style-name="T11">OFA_T_OPE_TEMPLATES</text:span></text:p>
          </draw:text-box>
        </draw:frame>
        <draw:line draw:style-name="gr21" draw:text-style-name="P25" draw:layer="layout" svg:x1="18.512cm" svg:y1="11.195cm" svg:x2="22.012cm" svg:y2="11.195cm">
          <text:p/>
        </draw:line>
        <draw:line draw:style-name="gr36" draw:text-style-name="P12" draw:layer="layout" svg:x1="28.006cm" svg:y1="11.166cm" svg:x2="26.008cm" svg:y2="11.166cm">
          <text:p/>
        </draw:line>
        <draw:line draw:style-name="gr36" draw:text-style-name="P12" draw:layer="layout" svg:x1="27.132cm" svg:y1="11.242cm" svg:x2="26cm" svg:y2="11.242cm">
          <text:p/>
        </draw:line>
        <draw:line draw:style-name="gr75" draw:text-style-name="P25" draw:layer="layout" svg:x1="32.012cm" svg:y1="16.952cm" svg:x2="33.012cm" svg:y2="16.952cm">
          <text:p/>
        </draw:line>
        <draw:line draw:style-name="gr75" draw:text-style-name="P25" draw:layer="layout" svg:x1="32.012cm" svg:y1="17.352cm" svg:x2="33.012cm" svg:y2="17.352cm">
          <text:p/>
        </draw:line>
        <draw:frame draw:style-name="gr76" draw:text-style-name="P27" draw:layer="layout" svg:width="3.542cm" svg:height="0.801cm" svg:x="32.812cm" svg:y="16.773cm">
          <draw:text-box>
            <text:p text:style-name="P26"><text:span text:style-name="T12">OFA_T_ACCOUNTS</text:span></text:p>
            <text:p text:style-name="P26"><text:span text:style-name="T12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8</text:span></text:p>
            <text:p text:style-name="P3"><text:span text:style-name="T2">Date</text:span><text:span text:style-name="T2"><text:tab/></text:span><text:span text:style-name="T2">: </text:span><text:span text:style-name="T4">2017-03-10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Model</text:span></text:p>
          </draw:text-box>
        </draw:frame>
        <draw:custom-shape draw:style-name="gr43" draw:text-style-name="P16" draw:layer="layout" svg:width="4cm" svg:height="1cm" svg:x="8.485cm" svg:y="19.2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8.485cm" svg:y="18.7cm">
          <text:p text:style-name="P10"><text:span text:style-name="T8">TVA_T_RECORD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28.037cm" svg:y="19.9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8.037cm" svg:y="19.4cm">
          <text:p text:style-name="P10"><text:span text:style-name="T8">TVA_T_FORMS_DOC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13.563cm" svg:y1="11.377cm" svg:x2="14.504cm" svg:y2="11.374cm">
          <text:p/>
        </draw:line>
        <draw:line draw:style-name="gr62" draw:text-style-name="P12" draw:layer="layout" svg:x1="13.563cm" svg:y1="19.538cm" svg:x2="13.563cm" svg:y2="11.377cm">
          <text:p/>
        </draw:line>
        <draw:line draw:style-name="gr62" draw:text-style-name="P12" draw:layer="layout" svg:x1="12.496cm" svg:y1="19.523cm" svg:x2="13.57cm" svg:y2="19.523cm">
          <text:p/>
        </draw:line>
        <draw:line draw:style-name="gr36" draw:text-style-name="P12" draw:layer="layout" svg:x1="27.008cm" svg:y1="11.342cm" svg:x2="26.001cm" svg:y2="11.342cm">
          <text:p/>
        </draw:line>
        <draw:line draw:style-name="gr62" draw:text-style-name="P12" draw:layer="layout" svg:x1="27.01cm" svg:y1="20.157cm" svg:x2="27.008cm" svg:y2="11.3cm">
          <text:p/>
        </draw:line>
        <draw:line draw:style-name="gr62" draw:text-style-name="P12" draw:layer="layout" svg:x1="27.022cm" svg:y1="20.129cm" svg:x2="28.025cm" svg:y2="20.128cm">
          <text:p/>
        </draw:line>
        <draw:line draw:style-name="gr21" draw:text-style-name="P25" draw:layer="layout" svg:x1="12.466cm" svg:y1="19.825cm" svg:x2="13.579cm" svg:y2="19.825cm">
          <text:p/>
        </draw:line>
        <draw:frame draw:style-name="gr77" draw:text-style-name="P24" draw:layer="layout" svg:width="2.119cm" svg:height="0.526cm" svg:x="13.432cm" svg:y="19.55cm">
          <draw:text-box>
            <text:p text:style-name="P23"><text:span text:style-name="T11">OFA_T_DOCS</text:span></text:p>
          </draw:text-box>
        </draw:frame>
        <draw:line draw:style-name="gr21" draw:text-style-name="P25" draw:layer="layout" svg:x1="28.014cm" svg:y1="20.356cm" svg:x2="26.901cm" svg:y2="20.356cm">
          <text:p/>
        </draw:line>
        <draw:frame draw:style-name="gr77" draw:text-style-name="P24" draw:layer="layout" svg:width="2.119cm" svg:height="0.526cm" svg:x="24.876cm" svg:y="20.113cm">
          <draw:text-box>
            <text:p text:style-name="P23"><text:span text:style-name="T11">OFA_T_DOCS</text:span></text:p>
          </draw:text-box>
        </draw:frame>
      </draw:page>
      <draw:page draw:name="page4" draw:style-name="dp1" draw:master-page-name="Default">
        <draw:custom-shape draw:style-name="gr78" draw:text-style-name="P16" draw:layer="layout" svg:width="4cm" svg:height="0.999cm" svg:x="36.1cm" svg:y="11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79" draw:text-style-name="P13" draw:layer="layout" svg:width="4cm" svg:height="0.501cm" svg:x="36.1cm" svg:y="10.499cm">
          <text:p text:style-name="P10"><text:span text:style-name="T8">REC_T_VERSION</text:span></text:p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4cm" svg:height="3cm" svg:x="16.3cm" svg:y="10.967cm">
          <text:p text:style-name="P15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<text:tab/></text:span><text:span text:style-name="T7">REC_LABEL</text:span><text:span text:style-name="T7"><text:tab/></text:span><text:span text:style-name="T7">VX(256)</text:span></text:p>
          <text:p text:style-name="P15"><text:span text:style-name="T7"><text:tab/></text:span><text:span text:style-name="T7">REC_OPE_TEMPLATE</text:span><text:span text:style-name="T7"><text:tab/></text:span><text:span text:style-name="T7">VX(64)</text:span></text:p>
          <text:p text:style-name="P15"><text:span text:style-name="T7"><text:tab/></text:span><text:span text:style-name="T7">REC_PERIOD</text:span><text:span text:style-name="T7"><text:tab/></text:span><text:span text:style-name="T7">VX(16)</text:span></text:p>
          <text:p text:style-name="P15"><text:span text:style-name="T7"><text:tab/></text:span><text:span text:style-name="T7">REC_PERIOD_DETAIL</text:span><text:span text:style-name="T7"><text:tab/></text:span><text:span text:style-name="T7">BIGINT</text:span></text:p>
          <text:p text:style-name="P15"><text:span text:style-name="T7"><text:tab/></text:span><text:span text:style-name="T7">REC_NOTES</text:span><text:span text:style-name="T7"><text:tab/></text:span><text:span text:style-name="T7">VX(4096)</text:span></text:p>
          <text:p text:style-name="P15"><text:span text:style-name="T7"><text:tab/></text:span><text:span text:style-name="T7">REC_UPD_USER</text:span><text:span text:style-name="T7"><text:tab/></text:span><text:span text:style-name="T7">VX(64)</text:span></text:p>
          <text:p text:style-name="P15"><text:span text:style-name="T7"><text:tab/></text:span><text:span text:style-name="T7">REC_UPD_STAMP</text:span><text:span text:style-name="T7"><text:tab/></text:span><text:span text:style-name="T7">TIMESTAMP</text:span></text:p>
          <text:p text:style-name="P15"><text:span text:style-name="T7"><text:tab/></text:span><text:span text:style-name="T7">REC_ENABLED</text:span><text:span text:style-name="T7"><text:tab/></text:span><text:span text:style-name="T7">X(1)</text:span></text:p>
          <text:p text:style-name="P15"><text:span text:style-name="T7"><text:tab/></text:span><text:span text:style-name="T7">REC_DEF_AMOUNT1</text:span><text:span text:style-name="T7"><text:tab/></text:span><text:span text:style-name="T7">VX(64)</text:span></text:p>
          <text:p text:style-name="P15"><text:span text:style-name="T7"><text:tab/></text:span><text:span text:style-name="T7">REC_DEF_AMOUNT2</text:span><text:span text:style-name="T7"><text:tab/></text:span><text:span text:style-name="T7">VX(64)</text:span></text:p>
          <text:p text:style-name="P15"><text:span text:style-name="T7"><text:tab/></text:span><text:span text:style-name="T7">REC_DEF_AMOUNT3</text:span><text:span text:style-name="T7"><text:tab/></text:span><text:span text:style-name="T7">VX(64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4cm" svg:height="0.5cm" svg:x="16.3cm" svg:y="10.5cm">
          <text:p text:style-name="P10"><text:span text:style-name="T8">REC_T_MODELS</text:span></text:p>
          <draw:enhanced-geometry svg:viewBox="0 0 21600 21600" draw:type="rectangle" draw:enhanced-path="M 0 0 L 21600 0 21600 21600 0 21600 0 0 Z N"/>
        </draw:custom-shape>
        <draw:custom-shape draw:style-name="gr82" draw:text-style-name="P16" draw:layer="layout" svg:width="4cm" svg:height="1.5cm" svg:x="10.4cm" svg:y="10.901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15"><text:span text:style-name="T7"><text:tab/></text:span><text:span text:style-name="T7">REC_LAST_RUN</text:span><text:span text:style-name="T7"><text:tab/></text:span><text:span text:style-name="T7">DATE</text:span></text:p>
          <text:p text:style-name="P15"><text:span text:style-name="T7"><text:tab/></text:span><text:span text:style-name="T7">REC_LAST_NUMSEQ</text:span><text:span text:style-name="T7"><text:tab/></text:span><text:span text:style-name="T7">BIGINT</text:span></text:p>
          <text:p text:style-name="P15"><text:span text:style-name="T7"><text:tab/></text:span><text:span text:style-name="T7">REC_LAST_PER_DET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4cm" svg:height="0.5cm" svg:x="10.4cm" svg:y="10.4cm">
          <text:p text:style-name="P10"><text:span text:style-name="T8">REC_T_GEN</text:span></text:p>
          <draw:enhanced-geometry svg:viewBox="0 0 21600 21600" draw:type="rectangle" draw:enhanced-path="M 0 0 L 21600 0 21600 21600 0 21600 0 0 Z N"/>
        </draw:custom-shape>
        <draw:custom-shape draw:style-name="gr83" draw:text-style-name="P16" draw:layer="layout" svg:width="4cm" svg:height="2.5cm" svg:x="16.3cm" svg:y="16.501cm">
          <text:p text:style-name="P15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15"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<text:tab/></text:span><text:span text:style-name="T7">REC_DATE</text:span><text:span text:style-name="T7"><text:tab/></text:span><text:span text:style-name="T7">DATE</text:span></text:p>
          <text:p text:style-name="P15"><text:span text:style-name="T7"><text:tab/></text:span><text:span text:style-name="T7">REC_STATUS</text:span><text:span text:style-name="T7"><text:tab/></text:span><text:span text:style-name="T7">X(1)</text:span></text:p>
          <text:p text:style-name="P15"><text:span text:style-name="T7"><text:tab/></text:span><text:span text:style-name="T7">REC_UPD_USER</text:span><text:span text:style-name="T7"><text:tab/></text:span><text:span text:style-name="T7">VX(64)</text:span></text:p>
          <text:p text:style-name="P15"><text:span text:style-name="T7"><text:tab/></text:span><text:span text:style-name="T7">REC_UPD_STAMP</text:span><text:span text:style-name="T7"><text:tab/></text:span><text:span text:style-name="T7">TIMESTAMP</text:span></text:p>
          <text:p text:style-name="P15"><text:span text:style-name="T7"><text:tab/></text:span><text:span text:style-name="T7">REC_AMOUNT1</text:span><text:span text:style-name="T7"><text:tab/></text:span><text:span text:style-name="T7">DECIMAL(20,5)</text:span></text:p>
          <text:p text:style-name="P15"><text:span text:style-name="T7"><text:tab/></text:span><text:span text:style-name="T7">REC_AMOUNT2</text:span><text:span text:style-name="T7"><text:tab/></text:span><text:span text:style-name="T7">DECIMAL(20,5)</text:span></text:p>
          <text:p text:style-name="P15"><text:span text:style-name="T7"><text:tab/></text:span><text:span text:style-name="T7">REC_AMOUNT3</text:span><text:span text:style-name="T7"><text:tab/></text:span><text:span text:style-name="T7">DECIMAL(20,5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4cm" svg:height="0.5cm" svg:x="16.3cm" svg:y="16cm">
          <text:p text:style-name="P10"><text:span text:style-name="T8">REC_T_RUN</text:span></text:p>
          <draw:enhanced-geometry svg:viewBox="0 0 21600 21600" draw:type="rectangle" draw:enhanced-path="M 0 0 L 21600 0 21600 21600 0 21600 0 0 Z N"/>
        </draw:custom-shape>
        <draw:line draw:style-name="gr21" draw:text-style-name="P25" draw:layer="layout" svg:x1="20.315cm" svg:y1="11.632cm" svg:x2="21.315cm" svg:y2="11.632cm">
          <text:p/>
        </draw:line>
        <draw:frame draw:style-name="gr74" draw:text-style-name="P24" draw:layer="layout" svg:width="3.542cm" svg:height="0.526cm" svg:x="21.129cm" svg:y="11.372cm">
          <draw:text-box>
            <text:p text:style-name="P23"><text:span text:style-name="T11">OFA_T_OPE_TEMPLATES</text:span></text:p>
          </draw:text-box>
        </draw:frame>
        <draw:line draw:style-name="gr21" draw:text-style-name="P12" draw:layer="layout" svg:x1="15.678cm" svg:y1="11.171cm" svg:x2="16.312cm" svg:y2="11.171cm">
          <text:p/>
        </draw:line>
        <draw:line draw:style-name="gr26" draw:text-style-name="P12" draw:layer="layout" svg:x1="15.686cm" svg:y1="16.909cm" svg:x2="16.32cm" svg:y2="16.909cm">
          <text:p/>
        </draw:line>
        <draw:line draw:style-name="gr26" draw:text-style-name="P12" draw:layer="layout" svg:x1="15.672cm" svg:y1="16.928cm" svg:x2="15.679cm" svg:y2="11.177cm">
          <text:p/>
        </draw:line>
        <draw:custom-shape draw:style-name="gr84" draw:text-style-name="P16" draw:layer="layout" svg:width="4cm" svg:height="2cm" svg:x="27cm" svg:y="10.901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<text:tab/></text:span><text:span text:style-name="T7">REC_PER_ORDER</text:span><text:span text:style-name="T7"><text:tab/></text:span><text:span text:style-name="T7">INTEGER</text:span></text:p>
          <text:p text:style-name="P15"><text:span text:style-name="T7"><text:tab/></text:span><text:span text:style-name="T7">REC_PER_LABEL</text:span><text:span text:style-name="T7"><text:tab/></text:span><text:span text:style-name="T7">VX(256)</text:span></text:p>
          <text:p text:style-name="P15"><text:span text:style-name="T7"><text:tab/></text:span><text:span text:style-name="T7">REC_PER_NOTES</text:span><text:span text:style-name="T7"><text:tab/></text:span><text:span text:style-name="T7">VX(4096)</text:span></text:p>
          <text:p text:style-name="P15"><text:span text:style-name="T7"><text:tab/></text:span><text:span text:style-name="T7">REC_PER_UPD_USER</text:span><text:span text:style-name="T7"><text:tab/></text:span><text:span text:style-name="T7">VX(64)</text:span></text:p>
          <text:p text:style-name="P15"><text:span text:style-name="T7"><text:tab/></text:span><text:span text:style-name="T7">REC_PER_UPD_STAMP</text:span><text:span text:style-name="T7"><text:tab/></text:span><text:span text:style-name="T7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4cm" svg:height="0.5cm" svg:x="27cm" svg:y="10.4cm">
          <text:p text:style-name="P10"><text:span text:style-name="T8">REC_T_PERIODS</text:span></text:p>
          <draw:enhanced-geometry svg:viewBox="0 0 21600 21600" draw:type="rectangle" draw:enhanced-path="M 0 0 L 21600 0 21600 21600 0 21600 0 0 Z N"/>
        </draw:custom-shape>
        <draw:custom-shape draw:style-name="gr85" draw:text-style-name="P16" draw:layer="layout" svg:width="4cm" svg:height="1.75cm" svg:x="27cm" svg:y="14.501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#</text:span><text:span text:style-name="T7"><text:tab/></text:span><text:span text:style-name="T7">REC_PER_DET_NUMBER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REC_PER_DET_VALUE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REC_PER_DET_ID</text:span><text:span text:style-name="T7"><text:tab/></text:span><text:span text:style-name="T7">BIGINT</text:span></text:p>
          <text:p text:style-name="P15"><text:span text:style-name="T7"><text:tab/></text:span><text:span text:style-name="T7">REC_PER_DET_ORDER</text:span><text:span text:style-name="T7"><text:tab/></text:span><text:span text:style-name="T7">INTEGER</text:span></text:p>
          <text:p text:style-name="P15"><text:span text:style-name="T7"><text:tab/></text:span><text:span text:style-name="T7">REC_PER_DET_LABEL</text:span><text:span text:style-name="T7"><text:tab/></text:span><text:span text:style-name="T7">VX(25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4cm" svg:height="0.5cm" svg:x="27cm" svg:y="14cm">
          <text:p text:style-name="P10"><text:span text:style-name="T8">REC_T_PERIODS_DET</text:span></text:p>
          <draw:enhanced-geometry svg:viewBox="0 0 21600 21600" draw:type="rectangle" draw:enhanced-path="M 0 0 L 21600 0 21600 21600 0 21600 0 0 Z N"/>
        </draw:custom-shape>
        <draw:line draw:style-name="gr26" draw:text-style-name="P25" draw:layer="layout" svg:x1="20.309cm" svg:y1="11.827cm" svg:x2="23.341cm" svg:y2="11.827cm">
          <text:p/>
        </draw:line>
        <draw:line draw:style-name="gr21" draw:text-style-name="P25" draw:layer="layout" svg:x1="23.34cm" svg:y1="14.717cm" svg:x2="27.01cm" svg:y2="14.717cm">
          <text:p/>
        </draw:line>
        <draw:line draw:style-name="gr21" draw:text-style-name="P25" draw:layer="layout" svg:x1="23.141cm" svg:y1="15.302cm" svg:x2="27.01cm" svg:y2="15.302cm">
          <text:p/>
        </draw:line>
        <draw:line draw:style-name="gr26" draw:text-style-name="P25" draw:layer="layout" svg:x1="20.309cm" svg:y1="12.028cm" svg:x2="23.145cm" svg:y2="12.028cm">
          <text:p/>
        </draw:line>
        <draw:line draw:style-name="gr26" draw:text-style-name="P25" draw:layer="layout" svg:x1="23.341cm" svg:y1="14.724cm" svg:x2="23.341cm" svg:y2="11.834cm">
          <text:p/>
        </draw:line>
        <draw:line draw:style-name="gr26" draw:text-style-name="P25" draw:layer="layout" svg:x1="23.144cm" svg:y1="15.321cm" svg:x2="23.144cm" svg:y2="12.035cm">
          <text:p/>
        </draw:line>
        <draw:line draw:style-name="gr62" draw:text-style-name="P12" draw:layer="layout" svg:x1="30.995cm" svg:y1="14.695cm" svg:x2="31.617cm" svg:y2="14.695cm">
          <text:p/>
        </draw:line>
        <draw:line draw:style-name="gr62" draw:text-style-name="P12" draw:layer="layout" svg:x1="31.615cm" svg:y1="14.705cm" svg:x2="31.615cm" svg:y2="11.136cm">
          <text:p/>
        </draw:line>
        <draw:line draw:style-name="gr36" draw:text-style-name="P12" draw:layer="layout" svg:x1="31.723cm" svg:y1="11.088cm" svg:x2="30.993cm" svg:y2="11.088cm">
          <text:p/>
        </draw:lin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9</text:span></text:p>
            <text:p text:style-name="P3"><text:span text:style-name="T2">Date</text:span><text:span text:style-name="T2"><text:tab/></text:span><text:span text:style-name="T2">: </text:span><text:span text:style-name="T4">2017-02-21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Data Model</text:span></text:p>
          </draw:text-box>
        </draw:frame>
        <draw:custom-shape draw:style-name="gr67" draw:text-style-name="P16" draw:layer="layout" svg:width="4cm" svg:height="0.75cm" svg:x="16.287cm" svg:y="8.911cm">
          <text:p text:style-name="P15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16.287cm" svg:y="8.41cm">
          <text:p text:style-name="P10"><text:span text:style-name="T8">REC_T_MODEL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16.306cm" svg:y="20.351cm">
          <text:p text:style-name="P15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16.306cm" svg:y="19.85cm">
          <text:p text:style-name="P10"><text:span text:style-name="T8">REC_T_RUN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27.046cm" svg:y="17.705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7.046cm" svg:y="17.204cm">
          <text:p text:style-name="P10"><text:span text:style-name="T8">REC_T_PERIODS_DOC</text:span></text:p>
          <draw:enhanced-geometry svg:viewBox="0 0 21600 21600" draw:type="rectangle" draw:enhanced-path="M 0 0 L 21600 0 21600 21600 0 21600 0 0 Z N"/>
        </draw:custom-shape>
        <draw:line draw:style-name="gr21" draw:text-style-name="P25" draw:layer="layout" svg:x1="31.044cm" svg:y1="18.125cm" svg:x2="31.952cm" svg:y2="18.125cm">
          <text:p/>
        </draw:line>
        <draw:frame draw:style-name="gr77" draw:text-style-name="P24" draw:layer="layout" svg:width="2.119cm" svg:height="0.526cm" svg:x="31.823cm" svg:y="17.864cm">
          <draw:text-box>
            <text:p text:style-name="P23"><text:span text:style-name="T11">OFA_T_DOCS</text:span></text:p>
          </draw:text-box>
        </draw:frame>
        <draw:line draw:style-name="gr36" draw:text-style-name="P12" draw:layer="layout" svg:x1="31.617cm" svg:y1="11.144cm" svg:x2="30.994cm" svg:y2="11.144cm">
          <text:p/>
        </draw:line>
        <draw:line draw:style-name="gr62" draw:text-style-name="P12" draw:layer="layout" svg:x1="31.718cm" svg:y1="17.946cm" svg:x2="31.718cm" svg:y2="11.086cm">
          <text:p/>
        </draw:line>
        <draw:line draw:style-name="gr62" draw:text-style-name="P12" draw:layer="layout" svg:x1="31.042cm" svg:y1="17.937cm" svg:x2="31.726cm" svg:y2="17.937cm">
          <text:p/>
        </draw:line>
        <draw:line draw:style-name="gr36" draw:text-style-name="P12" draw:layer="layout" svg:x1="20.929cm" svg:y1="16.734cm" svg:x2="20.306cm" svg:y2="16.734cm">
          <text:p/>
        </draw:line>
        <draw:line draw:style-name="gr62" draw:text-style-name="P12" draw:layer="layout" svg:x1="20.32cm" svg:y1="20.569cm" svg:x2="20.942cm" svg:y2="20.569cm">
          <text:p/>
        </draw:line>
        <draw:line draw:style-name="gr62" draw:text-style-name="P12" draw:layer="layout" svg:x1="20.924cm" svg:y1="20.585cm" svg:x2="20.924cm" svg:y2="16.739cm">
          <text:p/>
        </draw:line>
        <draw:line draw:style-name="gr21" draw:text-style-name="P25" draw:layer="layout" svg:x1="20.295cm" svg:y1="20.777cm" svg:x2="21.203cm" svg:y2="20.777cm">
          <text:p/>
        </draw:line>
        <draw:frame draw:style-name="gr77" draw:text-style-name="P24" draw:layer="layout" svg:width="2.119cm" svg:height="0.526cm" svg:x="21.074cm" svg:y="20.516cm">
          <draw:text-box>
            <text:p text:style-name="P23"><text:span text:style-name="T11">OFA_T_DOCS</text:span></text:p>
          </draw:text-box>
        </draw:frame>
        <draw:line draw:style-name="gr36" draw:text-style-name="P12" draw:layer="layout" svg:x1="20.803cm" svg:y1="11.185cm" svg:x2="20.307cm" svg:y2="11.185cm">
          <text:p/>
        </draw:line>
        <draw:line draw:style-name="gr62" draw:text-style-name="P12" draw:layer="layout" svg:x1="20.293cm" svg:y1="9.107cm" svg:x2="20.797cm" svg:y2="9.107cm">
          <text:p/>
        </draw:line>
        <draw:line draw:style-name="gr62" draw:text-style-name="P12" draw:layer="layout" svg:x1="20.797cm" svg:y1="11.211cm" svg:x2="20.797cm" svg:y2="9.099cm">
          <text:p/>
        </draw:line>
        <draw:line draw:style-name="gr21" draw:text-style-name="P25" draw:layer="layout" svg:x1="16.283cm" svg:y1="9.36cm" svg:x2="15.375cm" svg:y2="9.36cm">
          <text:p/>
        </draw:line>
        <draw:frame draw:style-name="gr77" draw:text-style-name="P24" draw:layer="layout" svg:width="2.119cm" svg:height="0.526cm" svg:x="13.395cm" svg:y="9.106cm">
          <draw:text-box>
            <text:p text:style-name="P23"><text:span text:style-name="T11">OFA_T_DO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4-05T19:04:53.645444786</dc:date>
    <meta:editing-duration>P35DT17H41M46S</meta:editing-duration>
    <meta:editing-cycles>314</meta:editing-cycles>
    <meta:generator>LibreOffice/5.1.6.2.0$Linux_X86_64 LibreOffice_project/10$Build-2</meta:generator>
    <meta:document-statistic meta:object-count="560"/>
  </office:meta>
</office:document-meta>
</file>